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trained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08354" calcext:value-type="float">
            <text:p>5508354</text:p>
          </table:table-cell>
          <table:table-cell office:value-type="float" office:value="6001130" calcext:value-type="float">
            <text:p>6001130</text:p>
          </table:table-cell>
          <table:table-cell table:style-name="ce1" office:value-type="percentage" office:value="0.082" calcext:value-type="percentage">
            <text:p>8,20%</text:p>
          </table:table-cell>
          <table:table-cell office:value-type="string" calcext:value-type="string">
            <text:p>/home/aw/MobileMobileNetRetrained/graphs/mobilenet_0.50_224_500/retrained_dog_graph_mobilenet_0.50_224_500_0.01.pb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2" table:formula="of:=AVERAGE([retrained.J6:.J202])" office:value-type="float" office:value="0.5107540515" calcext:value-type="float">
            <text:p>0,5107540515</text:p>
          </table:table-cell>
          <table:table-cell table:style-name="ce2" table:formula="of:=COUNTIFS([retrained.J6:.J200];&quot;=0&quot;)" office:value-type="float" office:value="7" calcext:value-type="float">
            <text:p>7</text:p>
          </table:table-cell>
          <table:table-cell table:style-name="ce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6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7608197" calcext:value-type="float">
            <text:p>0,7608197</text:p>
          </table:table-cell>
          <table:table-cell table:number-columns-repeated="5"/>
          <table:table-cell table:formula="of:=IF([retrained.B8]=&quot;great&quot;;IF([retrained.C8]=&quot;dane&quot;;[retrained.D8];0);0)" office:value-type="float" office:value="0.7608197" calcext:value-type="float">
            <text:p>0,7608197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oxer</text:p>
          </table:table-cell>
          <table:table-cell office:value-type="float" office:value="0.05823293" calcext:value-type="float">
            <text:p>0,05823293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reyhound</text:p>
          </table:table-cell>
          <table:table-cell office:value-type="float" office:value="0.030201297" calcext:value-type="float">
            <text:p>0,030201297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eapolitan</text:p>
          </table:table-cell>
          <table:table-cell office:value-type="string" calcext:value-type="string">
            <text:p>mastiff</text:p>
          </table:table-cell>
          <table:table-cell office:value-type="float" office:value="0.026204469" calcext:value-type="float">
            <text:p>0,026204469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24105445" calcext:value-type="float">
            <text:p>0,024105445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errier</text:p>
          </table:table-cell>
          <table:table-cell office:value-type="float" office:value="0.30929238" calcext:value-type="float">
            <text:p>0,30929238</text:p>
          </table:table-cell>
          <table:table-cell table:number-columns-repeated="5"/>
          <table:table-cell table:formula="of:=IF([retrained.B18]=&quot;maltese&quot;;[retrained.C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13226852" calcext:value-type="float">
            <text:p>0,13226852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56303855" calcext:value-type="float">
            <text:p>0,056303855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terrier</text:p>
          </table:table-cell>
          <table:table-cell office:value-type="float" office:value="0.04865293" calcext:value-type="float">
            <text:p>0,04865293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shar</text:p>
          </table:table-cell>
          <table:table-cell office:value-type="string" calcext:value-type="string">
            <text:p>pei</text:p>
          </table:table-cell>
          <table:table-cell office:value-type="float" office:value="0.044237945" calcext:value-type="float">
            <text:p>0,044237945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6138771" calcext:value-type="float">
            <text:p>0,6138771</text:p>
          </table:table-cell>
          <table:table-cell table:number-columns-repeated="5"/>
          <table:table-cell table:formula="of:=IF([retrained.B28]=&quot;border&quot;;IF([retrained.C28]=&quot;collie&quot;;[retrained.D28];0);0)" office:value-type="float" office:value="0.6138771" calcext:value-type="float">
            <text:p>0,613877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28655818" calcext:value-type="float">
            <text:p>0,28655818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20570545" calcext:value-type="float">
            <text:p>0,020570545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19041061" calcext:value-type="float">
            <text:p>0,019041061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1007178" calcext:value-type="float">
            <text:p>0,01007178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ewfoundland</text:p>
          </table:table-cell>
          <table:table-cell office:value-type="float" office:value="0.55434436" calcext:value-type="float">
            <text:p>0,55434436</text:p>
          </table:table-cell>
          <table:table-cell table:number-columns-repeated="6"/>
          <table:table-cell table:formula="of:=IF([retrained.B38]=&quot;greater&quot;;IF([retrained.C38]=&quot;swiss&quot;;IF([retrained.D38]=&quot;mountain&quot;;IF([retrained.E38]=&quot;dog&quot;;[retrained.F38];0);0)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valier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spaniel</text:p>
          </table:table-cell>
          <table:table-cell office:value-type="float" office:value="0.11342479" calcext:value-type="float">
            <text:p>0,11342479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retriever</text:p>
          </table:table-cell>
          <table:table-cell office:value-type="float" office:value="0.079416424" calcext:value-type="float">
            <text:p>0,079416424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mastiff</text:p>
          </table:table-cell>
          <table:table-cell office:value-type="float" office:value="0.039897073" calcext:value-type="float">
            <text:p>0,03989707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3896236" calcext:value-type="float">
            <text:p>0,03896236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92269826" calcext:value-type="float">
            <text:p>0,92269826</text:p>
          </table:table-cell>
          <table:table-cell table:number-columns-repeated="5"/>
          <table:table-cell table:formula="of:=IF([retrained.B48]=&quot;bedlington&quot;;IF([retrained.C48]=&quot;terrier&quot;;[retrained.D48];0);0)" office:value-type="float" office:value="0.92269826" calcext:value-type="float">
            <text:p>0,9226982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3238001" calcext:value-type="float">
            <text:p>0,03238001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957002" calcext:value-type="float">
            <text:p>0,00957002</text:p>
          </table:table-cell>
          <table:table-cell office:value-type="float" office:value="0.0017637041" calcext:value-type="float">
            <text:p>0,001763704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ichon</text:p>
          </table:table-cell>
          <table:table-cell office:value-type="string" calcext:value-type="string">
            <text:p>frise</text:p>
          </table:table-cell>
          <table:table-cell office:value-type="float" office:value="0.006511844" calcext:value-type="float">
            <text:p>0,006511844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andie</text:p>
          </table:table-cell>
          <table:table-cell office:value-type="string" calcext:value-type="string">
            <text:p>dinmont</text:p>
          </table:table-cell>
          <table:table-cell office:value-type="string" calcext:value-type="string">
            <text:p>terrier</text:p>
          </table:table-cell>
          <table:table-cell office:value-type="float" office:value="0.0058216937" calcext:value-type="float">
            <text:p>0,005821693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6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9951427" calcext:value-type="float">
            <text:p>0,9951427</text:p>
          </table:table-cell>
          <table:table-cell table:number-columns-repeated="6"/>
          <table:table-cell table:formula="of:=IF([retrained.B58]=&quot;akita&quot;;[retrained.C58];0)" office:value-type="float" office:value="0.9951427" calcext:value-type="float">
            <text:p>0,995142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015521436" calcext:value-type="float">
            <text:p>0,0015521436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0068310834" calcext:value-type="float">
            <text:p>0,0006831083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06606778" calcext:value-type="float">
            <text:p>0,000660677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askan</text:p>
          </table:table-cell>
          <table:table-cell office:value-type="string" calcext:value-type="string">
            <text:p>malamute</text:p>
          </table:table-cell>
          <table:table-cell office:value-type="float" office:value="0.0005511438" calcext:value-type="float">
            <text:p>0,0005511438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9580072" calcext:value-type="float">
            <text:p>0,9580072</text:p>
          </table:table-cell>
          <table:table-cell table:number-columns-repeated="6"/>
          <table:table-cell table:formula="of:=IF([retrained.B68]=&quot;chihuahua&quot;;[retrained.C68];0)" office:value-type="float" office:value="0.9580072" calcext:value-type="float">
            <text:p>0,958007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19962452" calcext:value-type="float">
            <text:p>0,01996245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8173524" calcext:value-type="float">
            <text:p>0,008173524</text:p>
          </table:table-cell>
          <table:table-cell office:value-type="float" office:value="0.01942579" calcext:value-type="float">
            <text:p>0,01942579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bulldog</text:p>
          </table:table-cell>
          <table:table-cell office:value-type="float" office:value="0.0054534455" calcext:value-type="float">
            <text:p>0,0054534455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31232007" calcext:value-type="float">
            <text:p>0,0031232007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8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5863387" calcext:value-type="float">
            <text:p>0,5863387</text:p>
          </table:table-cell>
          <table:table-cell table:number-columns-repeated="4"/>
          <table:table-cell table:formula="of:=IF([retrained.B78]=&quot;pembroke&quot;;IF([retrained.C78]=&quot;welsh&quot;;IF([retrained.D78]=&quot;corgi&quot;;[retrained.E78];0)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30150083" calcext:value-type="float">
            <text:p>0,30150083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5796765" calcext:value-type="float">
            <text:p>0,05796765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1776921" calcext:value-type="float">
            <text:p>0,01776921</text:p>
          </table:table-cell>
          <table:table-cell office:value-type="string" calcext:value-type="string">
            <text:p>dog</text:p>
          </table:table-cell>
          <table:table-cell office:value-type="float" office:value="0.102746606" calcext:value-type="float">
            <text:p>0,102746606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144915255" calcext:value-type="float">
            <text:p>0,014491525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8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7166592" calcext:value-type="float">
            <text:p>0,7166592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retrained.B88]=&quot;canaan&quot;;IF([retrained.C88]=&quot;dog&quot;;[retrained.D88];0);0)" office:value-type="float" office:value="0.7166592" calcext:value-type="float">
            <text:p>0,716659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terrier</text:p>
          </table:table-cell>
          <table:table-cell office:value-type="float" office:value="0.083486676" calcext:value-type="float">
            <text:p>0,083486676</text:p>
          </table:table-cell>
          <table:table-cell office:value-type="string" calcext:value-type="string">
            <text:p>0.39514622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5446427" calcext:value-type="float">
            <text:p>0,05446427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uvasz</text:p>
          </table:table-cell>
          <table:table-cell office:value-type="float" office:value="0.027544864" calcext:value-type="float">
            <text:p>0,027544864</text:p>
          </table:table-cell>
          <table:table-cell office:value-type="string" calcext:value-type="string">
            <text:p>terrier</text:p>
          </table:table-cell>
          <table:table-cell office:value-type="float" office:value="0.013924696" calcext:value-type="float">
            <text:p>0,01392469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askan</text:p>
          </table:table-cell>
          <table:table-cell office:value-type="string" calcext:value-type="string">
            <text:p>malamute</text:p>
          </table:table-cell>
          <table:table-cell office:value-type="float" office:value="0.025734216" calcext:value-type="float">
            <text:p>0,025734216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50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6999529" calcext:value-type="float">
            <text:p>0,6999529</text:p>
          </table:table-cell>
          <table:table-cell table:number-columns-repeated="4"/>
          <table:table-cell table:formula="of:=IF([retrained.B98]=&quot;cardigan&quot;;IF([retrained.C98]=&quot;welsh&quot;;IF([retrained.D98]=&quot;corgi&quot;;[retrained.E98];0);0);0)" office:value-type="float" office:value="0.6999529" calcext:value-type="float">
            <text:p>0,6999529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968398" calcext:value-type="float">
            <text:p>0,2968398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07973654" calcext:value-type="float">
            <text:p>0,0007973654</text:p>
          </table:table-cell>
          <table:table-cell office:value-type="float" office:value="0.0036145677" calcext:value-type="float">
            <text:p>0,0036145677</text:p>
          </table:table-cell>
          <table:table-cell office:value-type="string" calcext:value-type="string">
            <text:p>0.00848244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064163905" calcext:value-type="float">
            <text:p>0,000641639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005334279" calcext:value-type="float">
            <text:p>0,000533427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6526268" calcext:value-type="float">
            <text:p>0,6526268</text:p>
          </table:table-cell>
          <table:table-cell table:number-columns-repeated="6"/>
          <table:table-cell table:formula="of:=IF([retrained.B108]=&quot;basenji&quot;;[retrained.C108];0)" office:value-type="float" office:value="0.6526268" calcext:value-type="float">
            <text:p>0,652626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foxhound</text:p>
          </table:table-cell>
          <table:table-cell office:value-type="float" office:value="0.04285692" calcext:value-type="float">
            <text:p>0,04285692</text:p>
          </table:table-cell>
          <table:table-cell office:value-type="float" office:value="0.24021265" calcext:value-type="float">
            <text:p>0,24021265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3656027" calcext:value-type="float">
            <text:p>0,03656027</text:p>
          </table:table-cell>
          <table:table-cell office:value-type="float" office:value="0.16730353" calcext:value-type="float">
            <text:p>0,16730353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03519506" calcext:value-type="float">
            <text:p>0,03519506</text:p>
          </table:table-cell>
          <table:table-cell office:value-type="float" office:value="0.008027183" calcext:value-type="float">
            <text:p>0,008027183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32936815" calcext:value-type="float">
            <text:p>0,03293681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8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32464543" calcext:value-type="float">
            <text:p>0,32464543</text:p>
          </table:table-cell>
          <table:table-cell office:value-type="float" office:value="0.7664413" calcext:value-type="float">
            <text:p>0,7664413</text:p>
          </table:table-cell>
          <table:table-cell table:number-columns-repeated="5"/>
          <table:table-cell table:formula="of:=IF([retrained.B118]=&quot;havanese&quot;;[retrained.C1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26394215" calcext:value-type="float">
            <text:p>0,26394215</text:p>
          </table:table-cell>
          <table:table-cell office:value-type="string" calcext:value-type="string">
            <text:p>sheepdog</text:p>
          </table:table-cell>
          <table:table-cell office:value-type="float" office:value="0.06382134" calcext:value-type="float">
            <text:p>0,06382134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2333468" calcext:value-type="float">
            <text:p>0,2333468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10418651" calcext:value-type="float">
            <text:p>0,10418651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141145" calcext:value-type="float">
            <text:p>0,0141145</text:p>
          </table:table-cell>
          <table:table-cell office:value-type="float" office:value="0.028159533" calcext:value-type="float">
            <text:p>0,02815953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greyhound</text:p>
          </table:table-cell>
          <table:table-cell office:value-type="float" office:value="0.39326423" calcext:value-type="float">
            <text:p>0,39326423</text:p>
          </table:table-cell>
          <table:table-cell table:number-columns-repeated="5"/>
          <table:table-cell table:formula="of:=IF([retrained.B128]=&quot;norwegian&quot;;IF([retrained.C128]=&quot;lundehund&quot;;[retrained.D128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3319338" calcext:value-type="float">
            <text:p>0,331933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12646095" calcext:value-type="float">
            <text:p>0,12646095</text:p>
          </table:table-cell>
          <table:table-cell office:value-type="float" office:value="0.23035204" calcext:value-type="float">
            <text:p>0,23035204</text:p>
          </table:table-cell>
          <table:table-cell office:value-type="string" calcext:value-type="string">
            <text:p>0.08464501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reyhound</text:p>
          </table:table-cell>
          <table:table-cell office:value-type="float" office:value="0.034643855" calcext:value-type="float">
            <text:p>0,034643855</text:p>
          </table:table-cell>
          <table:table-cell office:value-type="float" office:value="0.106264256" calcext:value-type="float">
            <text:p>0,106264256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03174609" calcext:value-type="float">
            <text:p>0,03174609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8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niature</text:p>
          </table:table-cell>
          <table:table-cell office:value-type="string" calcext:value-type="string">
            <text:p>schnauzer</text:p>
          </table:table-cell>
          <table:table-cell office:value-type="float" office:value="0.12788759" calcext:value-type="float">
            <text:p>0,12788759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retrained.B138]=&quot;miniature&quot;;IF([retrained.C138]=&quot;schnauzer&quot;;[retrained.D138];0);0)" office:value-type="float" office:value="0.12788759" calcext:value-type="float">
            <text:p>0,12788759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wolfhound</text:p>
          </table:table-cell>
          <table:table-cell office:value-type="float" office:value="0.08887729" calcext:value-type="float">
            <text:p>0,08887729</text:p>
          </table:table-cell>
          <table:table-cell office:value-type="float" office:value="0.092594795" calcext:value-type="float">
            <text:p>0,092594795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07007044" calcext:value-type="float">
            <text:p>0,07007044</text:p>
          </table:table-cell>
          <table:table-cell office:value-type="float" office:value="0.084645025" calcext:value-type="float">
            <text:p>0,084645025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511276" calcext:value-type="float">
            <text:p>0,0511276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4823257" calcext:value-type="float">
            <text:p>0,0482325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50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35619092" calcext:value-type="float">
            <text:p>0,35619092</text:p>
          </table:table-cell>
          <table:table-cell office:value-type="string" calcext:value-type="string">
            <text:p>spaniel</text:p>
          </table:table-cell>
          <table:table-cell office:value-type="float" office:value="0.31089753" calcext:value-type="float">
            <text:p>0,31089753</text:p>
          </table:table-cell>
          <table:table-cell table:number-columns-repeated="3"/>
          <table:table-cell table:formula="of:=IF([retrained.B148]=&quot;english&quot;;IF([retrained.C148]=&quot;springer&quot;;IF([retrained.D148]=&quot;spaniel&quot;;[retrained.E148];0)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3005728" calcext:value-type="float">
            <text:p>0,23005728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097006194" calcext:value-type="float">
            <text:p>0,09700619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326138" calcext:value-type="float">
            <text:p>0,0326138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7014574" calcext:value-type="float">
            <text:p>0,07014574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060362734" calcext:value-type="float">
            <text:p>0,060362734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9369749" calcext:value-type="float">
            <text:p>0,9369749</text:p>
          </table:table-cell>
          <table:table-cell table:number-columns-repeated="5"/>
          <table:table-cell table:formula="of:=IF([retrained.B158]=&quot;afghan&quot;;IF([retrained.C158]=&quot;hound&quot;;[retrained.D158];0);0)" office:value-type="float" office:value="0.9369749" calcext:value-type="float">
            <text:p>0,936974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17036978" calcext:value-type="float">
            <text:p>0,017036978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16851569" calcext:value-type="float">
            <text:p>0,016851569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wolfhound</text:p>
          </table:table-cell>
          <table:table-cell office:value-type="float" office:value="0.0068949834" calcext:value-type="float">
            <text:p>0,0068949834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054612933" calcext:value-type="float">
            <text:p>0,0054612933</text:p>
          </table:table-cell>
          <table:table-cell office:value-type="float" office:value="0.00027016274" calcext:value-type="float">
            <text:p>0,000270162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84842396" calcext:value-type="float">
            <text:p>0,84842396</text:p>
          </table:table-cell>
          <table:table-cell table:number-columns-repeated="6"/>
          <table:table-cell table:formula="of:=IF([retrained.B168]=&quot;affenpinscher&quot;;[retrained.C168];0)" office:value-type="float" office:value="0.84842396" calcext:value-type="float">
            <text:p>0,8484239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43467917" calcext:value-type="float">
            <text:p>0,04346791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43210793" calcext:value-type="float">
            <text:p>0,043210793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iard</text:p>
          </table:table-cell>
          <table:table-cell office:value-type="float" office:value="0.014840069" calcext:value-type="float">
            <text:p>0,014840069</text:p>
          </table:table-cell>
          <table:table-cell office:value-type="float" office:value="0.05212346" calcext:value-type="float">
            <text:p>0,05212346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09348399" calcext:value-type="float">
            <text:p>0,009348399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6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9493426" calcext:value-type="float">
            <text:p>0,99493426</text:p>
          </table:table-cell>
          <table:table-cell table:number-columns-repeated="6"/>
          <table:table-cell table:formula="of:=IF([retrained.B178]=&quot;pomeranian&quot;;[retrained.C178];0)" office:value-type="float" office:value="0.99493426" calcext:value-type="float">
            <text:p>0,9949342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6070155" calcext:value-type="float">
            <text:p>0,0016070155</text:p>
          </table:table-cell>
          <table:table-cell office:value-type="float" office:value="0.011768984" calcext:value-type="float">
            <text:p>0,011768984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yorkshire</text:p>
          </table:table-cell>
          <table:table-cell office:value-type="string" calcext:value-type="string">
            <text:p>terrier</text:p>
          </table:table-cell>
          <table:table-cell office:value-type="float" office:value="0.0008040485" calcext:value-type="float">
            <text:p>0,0008040485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kingese</text:p>
          </table:table-cell>
          <table:table-cell office:value-type="float" office:value="0.0006431682" calcext:value-type="float">
            <text:p>0,0006431682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004946372" calcext:value-type="float">
            <text:p>0,0004946372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2832403" calcext:value-type="float">
            <text:p>0,2832403</text:p>
          </table:table-cell>
          <table:table-cell table:number-columns-repeated="4"/>
          <table:table-cell table:formula="of:=IF([retrained.B188]=&quot;german&quot;;IF([retrained.C188]=&quot;shepherd&quot;;IF([retrained.D188]=&quot;dog&quot;;[retrained.E188];0)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13785131" calcext:value-type="float">
            <text:p>0,1378513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11119115" calcext:value-type="float">
            <text:p>0,11119115</text:p>
          </table:table-cell>
          <table:table-cell office:value-type="float" office:value="0.11896462" calcext:value-type="float">
            <text:p>0,11896462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hesapeake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retriever</text:p>
          </table:table-cell>
          <table:table-cell office:value-type="float" office:value="0.04948474" calcext:value-type="float">
            <text:p>0,04948474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hound</text:p>
          </table:table-cell>
          <table:table-cell office:value-type="float" office:value="0.039737217" calcext:value-type="float">
            <text:p>0,039737217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52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8707646" calcext:value-type="float">
            <text:p>0,98707646</text:p>
          </table:table-cell>
          <table:table-cell table:number-columns-repeated="5"/>
          <table:table-cell table:formula="of:=IF([retrained.B198]=&quot;australian&quot;;IF([retrained.C198]=&quot;shepherd&quot;;[retrained.D198];0);0)" office:value-type="float" office:value="0.98707646" calcext:value-type="float">
            <text:p>0,9870764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043828245" calcext:value-type="float">
            <text:p>0,0043828245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38354388" calcext:value-type="float">
            <text:p>0,0038354388</text:p>
          </table:table-cell>
          <table:table-cell office:value-type="float" office:value="0.0060070152" calcext:value-type="float">
            <text:p>0,0060070152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013391727" calcext:value-type="float">
            <text:p>0,0013391727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45434767" calcext:value-type="float">
            <text:p>0,0045434767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mastiff</text:p>
          </table:table-cell>
          <table:table-cell office:value-type="float" office:value="0.0010794792" calcext:value-type="float">
            <text:p>0,0010794792</text:p>
          </table:table-cell>
          <table:table-cell table:number-columns-repeated="8"/>
        </table:table-row>
      </table:table>
      <table:table table:name="op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9"/>
          <table:table-cell office:value-type="string" calcext:value-type="string">
            <text:p>01-23 11:14:38.619 12862-13411/org.tensorflow.demo I/tensorflow: ClassifierActivity: Inference time: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float" office:value="5504679" calcext:value-type="float">
            <text:p>5504679</text:p>
          </table:table-cell>
          <table:table-cell office:value-type="float" office:value="5973044" calcext:value-type="float">
            <text:p>5973044</text:p>
          </table:table-cell>
          <table:table-cell table:style-name="ce1" office:value-type="percentage" office:value="0.078" calcext:value-type="percentage">
            <text:p>7,80%</text:p>
          </table:table-cell>
          <table:table-cell office:value-type="string" calcext:value-type="string">
            <text:p>/home/aw/MobileMobileNetRetrained/graphs/mobilenet_0.50_224_500/opt1_retrained_dog_graph_mobilenet_0.50_224_500_0.01.pb</text:p>
          </table:table-cell>
          <table:table-cell table:number-columns-repeated="9"/>
          <table:table-cell office:value-type="string" calcext:value-type="string">
            <text:p>01-23 11:14:40.939 12862-13411/org.tensorflow.demo I/tensorflow: ClassifierActivity: Inference time: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4:43.485 12862-13411/org.tensorflow.demo I/tensorflow: ClassifierActivity: Inference time: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2" table:formula="of:=AVERAGE([opt1.J6:.J202])" office:value-type="float" office:value="0.5107540515" calcext:value-type="float">
            <text:p>0,5107540515</text:p>
          </table:table-cell>
          <table:table-cell table:style-name="ce2" table:formula="of:=COUNTIFS([opt1.J6:.J200];&quot;=0&quot;)" office:value-type="float" office:value="7" calcext:value-type="float">
            <text:p>7</text:p>
          </table:table-cell>
          <table:table-cell table:style-name="ce2" table:formula="of:=AVERAGE([.P1:.P20])" office:value-type="float" office:value="239.55" calcext:value-type="float">
            <text:p>239,55</text:p>
          </table:table-cell>
          <table:table-cell table:number-columns-repeated="2"/>
          <table:table-cell office:value-type="string" calcext:value-type="string">
            <text:p>01-23 11:14:45.825 12862-13411/org.tensorflow.demo I/tensorflow: ClassifierActivity: Inference time: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4:48.407 12862-13411/org.tensorflow.demo I/tensorflow: ClassifierActivity: Inference time: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4s</text:p>
          </table:table-cell>
          <table:table-cell table:number-columns-repeated="10"/>
          <table:table-cell office:value-type="string" calcext:value-type="string">
            <text:p>01-23 11:14:50.751 12862-13411/org.tensorflow.demo I/tensorflow: ClassifierActivity: Inference time: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4:53.303 12862-13411/org.tensorflow.demo I/tensorflow: ClassifierActivity: Inference time: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7608197" calcext:value-type="float">
            <text:p>0,7608197</text:p>
          </table:table-cell>
          <table:table-cell table:number-columns-repeated="5"/>
          <table:table-cell table:formula="of:=IF([opt1.B8]=&quot;great&quot;;IF([opt1.C8]=&quot;dane&quot;;[opt1.D8];0);0)" office:value-type="float" office:value="0.7608197" calcext:value-type="float">
            <text:p>0,7608197</text:p>
          </table:table-cell>
          <table:table-cell table:number-columns-repeated="4"/>
          <table:table-cell office:value-type="string" calcext:value-type="string">
            <text:p>01-23 11:14:55.615 12862-13411/org.tensorflow.demo I/tensorflow: ClassifierActivity: Inference time: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oxer</text:p>
          </table:table-cell>
          <table:table-cell office:value-type="float" office:value="0.05823293" calcext:value-type="float">
            <text:p>0,05823293</text:p>
          </table:table-cell>
          <table:table-cell table:number-columns-repeated="11"/>
          <table:table-cell office:value-type="string" calcext:value-type="string">
            <text:p>01-23 11:14:58.144 12862-13411/org.tensorflow.demo I/tensorflow: ClassifierActivity: Inference time: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reyhound</text:p>
          </table:table-cell>
          <table:table-cell office:value-type="float" office:value="0.030201297" calcext:value-type="float">
            <text:p>0,030201297</text:p>
          </table:table-cell>
          <table:table-cell table:number-columns-repeated="11"/>
          <table:table-cell office:value-type="string" calcext:value-type="string">
            <text:p>01-23 11:15:00.665 12862-13411/org.tensorflow.demo I/tensorflow: ClassifierActivity: Inference time: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eapolitan</text:p>
          </table:table-cell>
          <table:table-cell office:value-type="string" calcext:value-type="string">
            <text:p>mastiff</text:p>
          </table:table-cell>
          <table:table-cell office:value-type="float" office:value="0.026204469" calcext:value-type="float">
            <text:p>0,026204469</text:p>
          </table:table-cell>
          <table:table-cell table:number-columns-repeated="10"/>
          <table:table-cell office:value-type="string" calcext:value-type="string">
            <text:p>01-23 11:15:02.975 12862-13411/org.tensorflow.demo I/tensorflow: ClassifierActivity: Inference time: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24105445" calcext:value-type="float">
            <text:p>0,024105445</text:p>
          </table:table-cell>
          <table:table-cell table:number-columns-repeated="11"/>
          <table:table-cell office:value-type="string" calcext:value-type="string">
            <text:p>01-23 11:15:05.585 12862-13411/org.tensorflow.demo I/tensorflow: ClassifierActivity: Inference time: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5:07.958 12862-13411/org.tensorflow.demo I/tensorflow: ClassifierActivity: Inference time: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3"/>
          <table:table-cell office:value-type="string" calcext:value-type="string">
            <text:p>01-23 11:15:10.419 12862-13411/org.tensorflow.demo I/tensorflow: ClassifierActivity: Inference time: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5:12.982 12862-13411/org.tensorflow.demo I/tensorflow: ClassifierActivity: Inference time: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4s</text:p>
          </table:table-cell>
          <table:table-cell table:number-columns-repeated="10"/>
          <table:table-cell office:value-type="string" calcext:value-type="string">
            <text:p>01-23 11:15:15.630 12862-13411/org.tensorflow.demo I/tensorflow: ClassifierActivity: Inference time: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5:18.431 12862-13411/org.tensorflow.demo I/tensorflow: ClassifierActivity: Inference time: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errier</text:p>
          </table:table-cell>
          <table:table-cell office:value-type="float" office:value="0.30929238" calcext:value-type="float">
            <text:p>0,30929238</text:p>
          </table:table-cell>
          <table:table-cell table:number-columns-repeated="5"/>
          <table:table-cell table:formula="of:=IF([opt1.B18]=&quot;maltese&quot;;[opt1.C18]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1:15:20.927 12862-13411/org.tensorflow.demo I/tensorflow: ClassifierActivity: Inference time: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13226852" calcext:value-type="float">
            <text:p>0,13226852</text:p>
          </table:table-cell>
          <table:table-cell table:number-columns-repeated="7"/>
          <table:table-cell office:value-type="string" calcext:value-type="string">
            <text:p>01-23 11:15:23.326 12862-13411/org.tensorflow.demo I/tensorflow: ClassifierActivity: Inference time: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56303855" calcext:value-type="float">
            <text:p>0,056303855</text:p>
          </table:table-cell>
          <table:table-cell table:number-columns-repeated="11"/>
          <table:table-cell office:value-type="string" calcext:value-type="string">
            <text:p>01-23 11:15:25.655 12862-13411/org.tensorflow.demo I/tensorflow: ClassifierActivity: Inference time: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terrier</text:p>
          </table:table-cell>
          <table:table-cell office:value-type="float" office:value="0.04865293" calcext:value-type="float">
            <text:p>0,04865293</text:p>
          </table:table-cell>
          <table:table-cell office:value-type="float" office:value="0.049229838" calcext:value-type="float">
            <text:p>0,049229838</text:p>
          </table:table-cell>
          <table:table-cell table:number-columns-repeated="9"/>
          <table:table-cell office:value-type="string" calcext:value-type="string">
            <text:p>01-23 11:15:28.231 12862-13411/org.tensorflow.demo I/tensorflow: ClassifierActivity: Inference time: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shar</text:p>
          </table:table-cell>
          <table:table-cell office:value-type="string" calcext:value-type="string">
            <text:p>pei</text:p>
          </table:table-cell>
          <table:table-cell office:value-type="float" office:value="0.044237945" calcext:value-type="float">
            <text:p>0,044237945</text:p>
          </table:table-cell>
          <table:table-cell office:value-type="float" office:value="0.04336325" calcext:value-type="float">
            <text:p>0,04336325</text:p>
          </table:table-cell>
          <table:table-cell table:number-columns-repeated="8"/>
          <table:table-cell office:value-type="string" calcext:value-type="string">
            <text:p>01-23 11:15:30.756 12862-13411/org.tensorflow.demo I/tensorflow: ClassifierActivity: Inference time: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5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6138771" calcext:value-type="float">
            <text:p>0,6138771</text:p>
          </table:table-cell>
          <table:table-cell table:number-columns-repeated="5"/>
          <table:table-cell table:formula="of:=IF([opt1.B28]=&quot;border&quot;;IF([opt1.C28]=&quot;collie&quot;;[opt1.D28];0);0)" office:value-type="float" office:value="0.6138771" calcext:value-type="float">
            <text:p>0,613877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28655818" calcext:value-type="float">
            <text:p>0,28655818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20570545" calcext:value-type="float">
            <text:p>0,020570545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19041061" calcext:value-type="float">
            <text:p>0,019041061</text:p>
          </table:table-cell>
          <table:table-cell table:number-columns-repeated="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1007178" calcext:value-type="float">
            <text:p>0,01007178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ewfoundland</text:p>
          </table:table-cell>
          <table:table-cell office:value-type="float" office:value="0.55434436" calcext:value-type="float">
            <text:p>0,55434436</text:p>
          </table:table-cell>
          <table:table-cell office:value-type="string" calcext:value-type="string">
            <text:p>retriever</text:p>
          </table:table-cell>
          <table:table-cell office:value-type="float" office:value="0.4208398" calcext:value-type="float">
            <text:p>0,4208398</text:p>
          </table:table-cell>
          <table:table-cell office:value-type="float" office:value="0.5002785" calcext:value-type="float">
            <text:p>0,5002785</text:p>
          </table:table-cell>
          <table:table-cell table:number-columns-repeated="3"/>
          <table:table-cell table:formula="of:=IF([opt1.B38]=&quot;greater&quot;;IF([opt1.C38]=&quot;swiss&quot;;IF([opt1.D38]=&quot;mountain&quot;;IF([opt1.E38]=&quot;dog&quot;;[opt1.F38];0)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valier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spaniel</text:p>
          </table:table-cell>
          <table:table-cell office:value-type="float" office:value="0.11342479" calcext:value-type="float">
            <text:p>0,11342479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retriever</text:p>
          </table:table-cell>
          <table:table-cell office:value-type="float" office:value="0.079416424" calcext:value-type="float">
            <text:p>0,079416424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mastiff</text:p>
          </table:table-cell>
          <table:table-cell office:value-type="float" office:value="0.039897073" calcext:value-type="float">
            <text:p>0,039897073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3896236" calcext:value-type="float">
            <text:p>0,03896236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92269826" calcext:value-type="float">
            <text:p>0,92269826</text:p>
          </table:table-cell>
          <table:table-cell table:number-columns-repeated="5"/>
          <table:table-cell table:formula="of:=IF([opt1.B48]=&quot;bedlington&quot;;IF([opt1.C48]=&quot;terrier&quot;;[opt1.D48];0);0)" office:value-type="float" office:value="0.92269826" calcext:value-type="float">
            <text:p>0,92269826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3238001" calcext:value-type="float">
            <text:p>0,03238001</text:p>
          </table:table-cell>
          <table:table-cell table:number-columns-repeated="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957002" calcext:value-type="float">
            <text:p>0,00957002</text:p>
          </table:table-cell>
          <table:table-cell office:value-type="float" office:value="0.0017637115" calcext:value-type="float">
            <text:p>0,0017637115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ichon</text:p>
          </table:table-cell>
          <table:table-cell office:value-type="string" calcext:value-type="string">
            <text:p>frise</text:p>
          </table:table-cell>
          <table:table-cell office:value-type="float" office:value="0.006511844" calcext:value-type="float">
            <text:p>0,006511844</text:p>
          </table:table-cell>
          <table:table-cell table:number-columns-repeated="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andie</text:p>
          </table:table-cell>
          <table:table-cell office:value-type="string" calcext:value-type="string">
            <text:p>dinmont</text:p>
          </table:table-cell>
          <table:table-cell office:value-type="string" calcext:value-type="string">
            <text:p>terrier</text:p>
          </table:table-cell>
          <table:table-cell office:value-type="float" office:value="0.0058216937" calcext:value-type="float">
            <text:p>0,0058216937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9951427" calcext:value-type="float">
            <text:p>0,9951427</text:p>
          </table:table-cell>
          <table:table-cell table:number-columns-repeated="6"/>
          <table:table-cell table:formula="of:=IF([opt1.B58]=&quot;akita&quot;;[opt1.C58];0)" office:value-type="float" office:value="0.9951427" calcext:value-type="float">
            <text:p>0,9951427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015521436" calcext:value-type="float">
            <text:p>0,0015521436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0068310834" calcext:value-type="float">
            <text:p>0,0006831083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06606778" calcext:value-type="float">
            <text:p>0,0006606778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askan</text:p>
          </table:table-cell>
          <table:table-cell office:value-type="string" calcext:value-type="string">
            <text:p>malamute</text:p>
          </table:table-cell>
          <table:table-cell office:value-type="float" office:value="0.0005511438" calcext:value-type="float">
            <text:p>0,000551143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9580072" calcext:value-type="float">
            <text:p>0,9580072</text:p>
          </table:table-cell>
          <table:table-cell table:number-columns-repeated="6"/>
          <table:table-cell table:formula="of:=IF([opt1.B68]=&quot;chihuahua&quot;;[opt1.C68];0)" office:value-type="float" office:value="0.9580072" calcext:value-type="float">
            <text:p>0,9580072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19962452" calcext:value-type="float">
            <text:p>0,019962452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8173524" calcext:value-type="float">
            <text:p>0,008173524</text:p>
          </table:table-cell>
          <table:table-cell office:value-type="float" office:value="0.01942579" calcext:value-type="float">
            <text:p>0,01942579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bulldog</text:p>
          </table:table-cell>
          <table:table-cell office:value-type="float" office:value="0.0054534455" calcext:value-type="float">
            <text:p>0,0054534455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31232007" calcext:value-type="float">
            <text:p>0,0031232007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5863387" calcext:value-type="float">
            <text:p>0,5863387</text:p>
          </table:table-cell>
          <table:table-cell table:number-columns-repeated="4"/>
          <table:table-cell table:formula="of:=IF([opt1.B78]=&quot;pembroke&quot;;IF([opt1.C78]=&quot;welsh&quot;;IF([opt1.D78]=&quot;corgi&quot;;[opt1.E7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30150083" calcext:value-type="float">
            <text:p>0,30150083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5796765" calcext:value-type="float">
            <text:p>0,05796765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1776921" calcext:value-type="float">
            <text:p>0,01776921</text:p>
          </table:table-cell>
          <table:table-cell office:value-type="string" calcext:value-type="string">
            <text:p>dog</text:p>
          </table:table-cell>
          <table:table-cell office:value-type="float" office:value="0.10274664" calcext:value-type="float">
            <text:p>0,10274664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144915255" calcext:value-type="float">
            <text:p>0,014491525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7166592" calcext:value-type="float">
            <text:p>0,7166592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opt1.B88]=&quot;canaan&quot;;IF([opt1.C88]=&quot;dog&quot;;[opt1.D88];0);0)" office:value-type="float" office:value="0.7166592" calcext:value-type="float">
            <text:p>0,7166592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terrier</text:p>
          </table:table-cell>
          <table:table-cell office:value-type="float" office:value="0.083486676" calcext:value-type="float">
            <text:p>0,083486676</text:p>
          </table:table-cell>
          <table:table-cell office:value-type="string" calcext:value-type="string">
            <text:p>0.39514622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5446427" calcext:value-type="float">
            <text:p>0,0544642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uvasz</text:p>
          </table:table-cell>
          <table:table-cell office:value-type="float" office:value="0.027544864" calcext:value-type="float">
            <text:p>0,027544864</text:p>
          </table:table-cell>
          <table:table-cell office:value-type="string" calcext:value-type="string">
            <text:p>terrier</text:p>
          </table:table-cell>
          <table:table-cell office:value-type="float" office:value="0.013924696" calcext:value-type="float">
            <text:p>0,013924696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askan</text:p>
          </table:table-cell>
          <table:table-cell office:value-type="string" calcext:value-type="string">
            <text:p>malamute</text:p>
          </table:table-cell>
          <table:table-cell office:value-type="float" office:value="0.025734216" calcext:value-type="float">
            <text:p>0,02573421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6999529" calcext:value-type="float">
            <text:p>0,6999529</text:p>
          </table:table-cell>
          <table:table-cell table:number-columns-repeated="4"/>
          <table:table-cell table:formula="of:=IF([opt1.B98]=&quot;cardigan&quot;;IF([opt1.C98]=&quot;welsh&quot;;IF([opt1.D98]=&quot;corgi&quot;;[opt1.E98];0);0);0)" office:value-type="float" office:value="0.6999529" calcext:value-type="float">
            <text:p>0,6999529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968398" calcext:value-type="float">
            <text:p>0,2968398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07973654" calcext:value-type="float">
            <text:p>0,0007973654</text:p>
          </table:table-cell>
          <table:table-cell office:value-type="float" office:value="0.0036145677" calcext:value-type="float">
            <text:p>0,0036145677</text:p>
          </table:table-cell>
          <table:table-cell office:value-type="string" calcext:value-type="string">
            <text:p>0.00848244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064163905" calcext:value-type="float">
            <text:p>0,000641639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005334279" calcext:value-type="float">
            <text:p>0,0005334279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6526268" calcext:value-type="float">
            <text:p>0,6526268</text:p>
          </table:table-cell>
          <table:table-cell table:number-columns-repeated="6"/>
          <table:table-cell table:formula="of:=IF([opt1.B108]=&quot;basenji&quot;;[opt1.C108];0)" office:value-type="float" office:value="0.6526268" calcext:value-type="float">
            <text:p>0,652626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foxhound</text:p>
          </table:table-cell>
          <table:table-cell office:value-type="float" office:value="0.04285692" calcext:value-type="float">
            <text:p>0,04285692</text:p>
          </table:table-cell>
          <table:table-cell office:value-type="float" office:value="0.24021265" calcext:value-type="float">
            <text:p>0,24021265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3656027" calcext:value-type="float">
            <text:p>0,03656027</text:p>
          </table:table-cell>
          <table:table-cell office:value-type="float" office:value="0.16730353" calcext:value-type="float">
            <text:p>0,16730353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03519506" calcext:value-type="float">
            <text:p>0,03519506</text:p>
          </table:table-cell>
          <table:table-cell office:value-type="float" office:value="0.008027147" calcext:value-type="float">
            <text:p>0,008027147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32936815" calcext:value-type="float">
            <text:p>0,032936815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32464543" calcext:value-type="float">
            <text:p>0,32464543</text:p>
          </table:table-cell>
          <table:table-cell office:value-type="float" office:value="0.7664413" calcext:value-type="float">
            <text:p>0,7664413</text:p>
          </table:table-cell>
          <table:table-cell table:number-columns-repeated="5"/>
          <table:table-cell table:formula="of:=IF([opt1.B118]=&quot;havanese&quot;;[opt1.C118]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26394215" calcext:value-type="float">
            <text:p>0,26394215</text:p>
          </table:table-cell>
          <table:table-cell office:value-type="string" calcext:value-type="string">
            <text:p>sheepdog</text:p>
          </table:table-cell>
          <table:table-cell office:value-type="float" office:value="0.06382134" calcext:value-type="float">
            <text:p>0,06382134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2333468" calcext:value-type="float">
            <text:p>0,2333468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10418651" calcext:value-type="float">
            <text:p>0,10418651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141145" calcext:value-type="float">
            <text:p>0,0141145</text:p>
          </table:table-cell>
          <table:table-cell office:value-type="float" office:value="0.028159533" calcext:value-type="float">
            <text:p>0,02815953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greyhound</text:p>
          </table:table-cell>
          <table:table-cell office:value-type="float" office:value="0.39326423" calcext:value-type="float">
            <text:p>0,39326423</text:p>
          </table:table-cell>
          <table:table-cell table:number-columns-repeated="5"/>
          <table:table-cell table:formula="of:=IF([opt1.B128]=&quot;norwegian&quot;;IF([opt1.C128]=&quot;lundehund&quot;;[opt1.D12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3319338" calcext:value-type="float">
            <text:p>0,3319338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12646095" calcext:value-type="float">
            <text:p>0,12646095</text:p>
          </table:table-cell>
          <table:table-cell office:value-type="float" office:value="0.2303521" calcext:value-type="float">
            <text:p>0,2303521</text:p>
          </table:table-cell>
          <table:table-cell office:value-type="string" calcext:value-type="string">
            <text:p>0.08464501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reyhound</text:p>
          </table:table-cell>
          <table:table-cell office:value-type="float" office:value="0.034643855" calcext:value-type="float">
            <text:p>0,034643855</text:p>
          </table:table-cell>
          <table:table-cell office:value-type="float" office:value="0.106264256" calcext:value-type="float">
            <text:p>0,106264256</text:p>
          </table:table-cell>
          <table:table-cell table:number-columns-repeated="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03174609" calcext:value-type="float">
            <text:p>0,03174609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niature</text:p>
          </table:table-cell>
          <table:table-cell office:value-type="string" calcext:value-type="string">
            <text:p>schnauzer</text:p>
          </table:table-cell>
          <table:table-cell office:value-type="float" office:value="0.12788759" calcext:value-type="float">
            <text:p>0,12788759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opt1.B138]=&quot;miniature&quot;;IF([opt1.C138]=&quot;schnauzer&quot;;[opt1.D138];0);0)" office:value-type="float" office:value="0.12788759" calcext:value-type="float">
            <text:p>0,12788759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wolfhound</text:p>
          </table:table-cell>
          <table:table-cell office:value-type="float" office:value="0.08887729" calcext:value-type="float">
            <text:p>0,08887729</text:p>
          </table:table-cell>
          <table:table-cell office:value-type="float" office:value="0.092594795" calcext:value-type="float">
            <text:p>0,092594795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07007044" calcext:value-type="float">
            <text:p>0,07007044</text:p>
          </table:table-cell>
          <table:table-cell office:value-type="float" office:value="0.08464501" calcext:value-type="float">
            <text:p>0,08464501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511276" calcext:value-type="float">
            <text:p>0,0511276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4823257" calcext:value-type="float">
            <text:p>0,04823257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35619092" calcext:value-type="float">
            <text:p>0,35619092</text:p>
          </table:table-cell>
          <table:table-cell office:value-type="string" calcext:value-type="string">
            <text:p>spaniel</text:p>
          </table:table-cell>
          <table:table-cell office:value-type="float" office:value="0.31089753" calcext:value-type="float">
            <text:p>0,31089753</text:p>
          </table:table-cell>
          <table:table-cell table:number-columns-repeated="3"/>
          <table:table-cell table:formula="of:=IF([opt1.B148]=&quot;english&quot;;IF([opt1.C148]=&quot;springer&quot;;IF([opt1.D148]=&quot;spaniel&quot;;[opt1.E14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3005728" calcext:value-type="float">
            <text:p>0,23005728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097006194" calcext:value-type="float">
            <text:p>0,09700619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32613877" calcext:value-type="float">
            <text:p>0,032613877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7014574" calcext:value-type="float">
            <text:p>0,07014574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060362734" calcext:value-type="float">
            <text:p>0,060362734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9369749" calcext:value-type="float">
            <text:p>0,9369749</text:p>
          </table:table-cell>
          <table:table-cell table:number-columns-repeated="5"/>
          <table:table-cell table:formula="of:=IF([opt1.B158]=&quot;afghan&quot;;IF([opt1.C158]=&quot;hound&quot;;[opt1.D158];0);0)" office:value-type="float" office:value="0.9369749" calcext:value-type="float">
            <text:p>0,9369749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17036978" calcext:value-type="float">
            <text:p>0,017036978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16851569" calcext:value-type="float">
            <text:p>0,016851569</text:p>
          </table:table-cell>
          <table:table-cell table:number-columns-repeated="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wolfhound</text:p>
          </table:table-cell>
          <table:table-cell office:value-type="float" office:value="0.0068949834" calcext:value-type="float">
            <text:p>0,0068949834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054612933" calcext:value-type="float">
            <text:p>0,0054612933</text:p>
          </table:table-cell>
          <table:table-cell office:value-type="float" office:value="0.00027016274" calcext:value-type="float">
            <text:p>0,0002701627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84842396" calcext:value-type="float">
            <text:p>0,84842396</text:p>
          </table:table-cell>
          <table:table-cell table:number-columns-repeated="6"/>
          <table:table-cell table:formula="of:=IF([opt1.B168]=&quot;affenpinscher&quot;;[opt1.C168];0)" office:value-type="float" office:value="0.84842396" calcext:value-type="float">
            <text:p>0,84842396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43467917" calcext:value-type="float">
            <text:p>0,043467917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43210793" calcext:value-type="float">
            <text:p>0,043210793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iard</text:p>
          </table:table-cell>
          <table:table-cell office:value-type="float" office:value="0.014840069" calcext:value-type="float">
            <text:p>0,014840069</text:p>
          </table:table-cell>
          <table:table-cell office:value-type="float" office:value="0.05212346" calcext:value-type="float">
            <text:p>0,05212346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09348399" calcext:value-type="float">
            <text:p>0,009348399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9493426" calcext:value-type="float">
            <text:p>0,99493426</text:p>
          </table:table-cell>
          <table:table-cell table:number-columns-repeated="6"/>
          <table:table-cell table:formula="of:=IF([opt1.B178]=&quot;pomeranian&quot;;[opt1.C178];0)" office:value-type="float" office:value="0.99493426" calcext:value-type="float">
            <text:p>0,99493426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6070155" calcext:value-type="float">
            <text:p>0,0016070155</text:p>
          </table:table-cell>
          <table:table-cell office:value-type="float" office:value="0.011768974" calcext:value-type="float">
            <text:p>0,011768974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yorkshire</text:p>
          </table:table-cell>
          <table:table-cell office:value-type="string" calcext:value-type="string">
            <text:p>terrier</text:p>
          </table:table-cell>
          <table:table-cell office:value-type="float" office:value="0.0008040485" calcext:value-type="float">
            <text:p>0,0008040485</text:p>
          </table:table-cell>
          <table:table-cell table:number-columns-repeated="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kingese</text:p>
          </table:table-cell>
          <table:table-cell office:value-type="float" office:value="0.0006431682" calcext:value-type="float">
            <text:p>0,0006431682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004946372" calcext:value-type="float">
            <text:p>0,000494637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2832403" calcext:value-type="float">
            <text:p>0,2832403</text:p>
          </table:table-cell>
          <table:table-cell table:number-columns-repeated="4"/>
          <table:table-cell table:formula="of:=IF([opt1.B188]=&quot;german&quot;;IF([opt1.C188]=&quot;shepherd&quot;;IF([opt1.D188]=&quot;dog&quot;;[opt1.E18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13785131" calcext:value-type="float">
            <text:p>0,13785131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11119115" calcext:value-type="float">
            <text:p>0,11119115</text:p>
          </table:table-cell>
          <table:table-cell office:value-type="float" office:value="0.11896462" calcext:value-type="float">
            <text:p>0,11896462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hesapeake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retriever</text:p>
          </table:table-cell>
          <table:table-cell office:value-type="float" office:value="0.04948474" calcext:value-type="float">
            <text:p>0,04948474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hound</text:p>
          </table:table-cell>
          <table:table-cell office:value-type="float" office:value="0.039737217" calcext:value-type="float">
            <text:p>0,039737217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8707646" calcext:value-type="float">
            <text:p>0,98707646</text:p>
          </table:table-cell>
          <table:table-cell table:number-columns-repeated="5"/>
          <table:table-cell table:formula="of:=IF([opt1.B198]=&quot;australian&quot;;IF([opt1.C198]=&quot;shepherd&quot;;[opt1.D198];0);0)" office:value-type="float" office:value="0.98707646" calcext:value-type="float">
            <text:p>0,98707646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043828245" calcext:value-type="float">
            <text:p>0,0043828245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38354388" calcext:value-type="float">
            <text:p>0,0038354388</text:p>
          </table:table-cell>
          <table:table-cell office:value-type="float" office:value="0.006007035" calcext:value-type="float">
            <text:p>0,006007035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013391727" calcext:value-type="float">
            <text:p>0,0013391727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45434595" calcext:value-type="float">
            <text:p>0,0045434595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mastiff</text:p>
          </table:table-cell>
          <table:table-cell office:value-type="float" office:value="0.0010794792" calcext:value-type="float">
            <text:p>0,0010794792</text:p>
          </table:table-cell>
          <table:table-cell table:number-columns-repeated="13"/>
        </table:table-row>
      </table:table>
      <table:table table:name="opt2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9"/>
          <table:table-cell office:value-type="string" calcext:value-type="string">
            <text:p>01-23 11:16:50.436 14012-14697/org.tensorflow.demo I/tensorflow: ClassifierActivity: Inference time: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float" office:value="1779025" calcext:value-type="float">
            <text:p>1779025</text:p>
          </table:table-cell>
          <table:table-cell office:value-type="float" office:value="5973063" calcext:value-type="float">
            <text:p>5973063</text:p>
          </table:table-cell>
          <table:table-cell table:style-name="ce1" office:value-type="percentage" office:value="0.702" calcext:value-type="percentage">
            <text:p>70,20%</text:p>
          </table:table-cell>
          <table:table-cell office:value-type="string" calcext:value-type="string">
            <text:p>/home/aw/MobileMobileNetRetrained/graphs/mobilenet_0.50_224_500/opt2_retrained_dog_graph_mobilenet_0.50_224_500_0.01.pb</text:p>
          </table:table-cell>
          <table:table-cell table:number-columns-repeated="9"/>
          <table:table-cell office:value-type="string" calcext:value-type="string">
            <text:p>01-23 11:16:52.822 14012-14697/org.tensorflow.demo I/tensorflow: ClassifierActivity: Inference time: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6:55.182 14012-14697/org.tensorflow.demo I/tensorflow: ClassifierActivity: Inference time: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2" table:formula="of:=AVERAGE([opt2.J6:.J202])" office:value-type="float" office:value="0.46234557" calcext:value-type="float">
            <text:p>0,46234557</text:p>
          </table:table-cell>
          <table:table-cell table:style-name="ce2" table:formula="of:=COUNTIFS([opt2.J6:.J200];&quot;=0&quot;)" office:value-type="float" office:value="8" calcext:value-type="float">
            <text:p>8</text:p>
          </table:table-cell>
          <table:table-cell table:style-name="ce2" table:formula="of:=AVERAGE([.P1:.P20])" office:value-type="float" office:value="252.45" calcext:value-type="float">
            <text:p>252,45</text:p>
          </table:table-cell>
          <table:table-cell table:number-columns-repeated="2"/>
          <table:table-cell office:value-type="string" calcext:value-type="string">
            <text:p>01-23 11:16:57.582 14012-14697/org.tensorflow.demo I/tensorflow: ClassifierActivity: Inference time: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6:59.956 14012-14697/org.tensorflow.demo I/tensorflow: ClassifierActivity: Inference time: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0"/>
          <table:table-cell office:value-type="string" calcext:value-type="string">
            <text:p>01-23 11:17:02.254 14012-14697/org.tensorflow.demo I/tensorflow: ClassifierActivity: Inference time: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7:04.639 14012-14697/org.tensorflow.demo I/tensorflow: ClassifierActivity: Inference time: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19361658" calcext:value-type="float">
            <text:p>0,19361658</text:p>
          </table:table-cell>
          <table:table-cell office:value-type="float" office:value="0.6326084" calcext:value-type="float">
            <text:p>0,6326084</text:p>
          </table:table-cell>
          <table:table-cell table:number-columns-repeated="5"/>
          <table:table-cell table:formula="of:=IF([opt2.B8]=&quot;great&quot;;IF([opt2.C8]=&quot;dane&quot;;[opt2.D8];0)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1:17:06.875 14012-14697/org.tensorflow.demo I/tensorflow: ClassifierActivity: Inference time: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oxer</text:p>
          </table:table-cell>
          <table:table-cell office:value-type="float" office:value="0.15848148" calcext:value-type="float">
            <text:p>0,15848148</text:p>
          </table:table-cell>
          <table:table-cell table:number-columns-repeated="11"/>
          <table:table-cell office:value-type="string" calcext:value-type="string">
            <text:p>01-23 11:17:09.107 14012-14697/org.tensorflow.demo I/tensorflow: ClassifierActivity: Inference time: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terrier</text:p>
          </table:table-cell>
          <table:table-cell office:value-type="float" office:value="0.093607135" calcext:value-type="float">
            <text:p>0,093607135</text:p>
          </table:table-cell>
          <table:table-cell table:number-columns-repeated="9"/>
          <table:table-cell office:value-type="string" calcext:value-type="string">
            <text:p>01-23 11:17:11.502 14012-14697/org.tensorflow.demo I/tensorflow: ClassifierActivity: Inference time: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orthaired</text:p>
          </table:table-cell>
          <table:table-cell office:value-type="string" calcext:value-type="string">
            <text:p>pointer</text:p>
          </table:table-cell>
          <table:table-cell office:value-type="float" office:value="0.07196497" calcext:value-type="float">
            <text:p>0,07196497</text:p>
          </table:table-cell>
          <table:table-cell table:number-columns-repeated="9"/>
          <table:table-cell office:value-type="string" calcext:value-type="string">
            <text:p>01-23 11:17:13.908 14012-14697/org.tensorflow.demo I/tensorflow: ClassifierActivity: Inference time: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hesapeake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retriever</text:p>
          </table:table-cell>
          <table:table-cell office:value-type="float" office:value="0.06892875" calcext:value-type="float">
            <text:p>0,06892875</text:p>
          </table:table-cell>
          <table:table-cell table:number-columns-repeated="9"/>
          <table:table-cell office:value-type="string" calcext:value-type="string">
            <text:p>01-23 11:17:16.283 14012-14697/org.tensorflow.demo I/tensorflow: ClassifierActivity: Inference time: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7:18.615 14012-14697/org.tensorflow.demo I/tensorflow: ClassifierActivity: Inference time: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3"/>
          <table:table-cell office:value-type="string" calcext:value-type="string">
            <text:p>01-23 11:17:20.863 14012-14697/org.tensorflow.demo I/tensorflow: ClassifierActivity: Inference time: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7:23.203 14012-14697/org.tensorflow.demo I/tensorflow: ClassifierActivity: Inference time: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0"/>
          <table:table-cell office:value-type="string" calcext:value-type="string">
            <text:p>01-23 11:17:25.520 14012-14697/org.tensorflow.demo I/tensorflow: ClassifierActivity: Inference time: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7:27.724 14012-14697/org.tensorflow.demo I/tensorflow: ClassifierActivity: Inference time: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25067738" calcext:value-type="float">
            <text:p>0,25067738</text:p>
          </table:table-cell>
          <table:table-cell table:number-columns-repeated="2"/>
          <table:table-cell table:formula="of:=IF([opt2.B18]=&quot;maltese&quot;;[opt2.C18]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1:17:30.110 14012-14697/org.tensorflow.demo I/tensorflow: ClassifierActivity: Inference time: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errier</text:p>
          </table:table-cell>
          <table:table-cell office:value-type="float" office:value="0.19973207" calcext:value-type="float">
            <text:p>0,19973207</text:p>
          </table:table-cell>
          <table:table-cell table:number-columns-repeated="10"/>
          <table:table-cell office:value-type="string" calcext:value-type="string">
            <text:p>01-23 11:17:32.350 14012-14697/org.tensorflow.demo I/tensorflow: ClassifierActivity: Inference time: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terrier</text:p>
          </table:table-cell>
          <table:table-cell office:value-type="float" office:value="0.07916891" calcext:value-type="float">
            <text:p>0,07916891</text:p>
          </table:table-cell>
          <table:table-cell table:number-columns-repeated="10"/>
          <table:table-cell office:value-type="string" calcext:value-type="string">
            <text:p>01-23 11:17:34.746 14012-14697/org.tensorflow.demo I/tensorflow: ClassifierActivity: Inference time: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5358014" calcext:value-type="float">
            <text:p>0,05358014</text:p>
          </table:table-cell>
          <table:table-cell office:value-type="float" office:value="0.04457429" calcext:value-type="float">
            <text:p>0,04457429</text:p>
          </table:table-cell>
          <table:table-cell table:number-columns-repeated="10"/>
          <table:table-cell office:value-type="string" calcext:value-type="string">
            <text:p>01-23 11:17:37.263 14012-14697/org.tensorflow.demo I/tensorflow: ClassifierActivity: Inference time: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shar</text:p>
          </table:table-cell>
          <table:table-cell office:value-type="string" calcext:value-type="string">
            <text:p>pei</text:p>
          </table:table-cell>
          <table:table-cell office:value-type="float" office:value="0.053069413" calcext:value-type="float">
            <text:p>0,053069413</text:p>
          </table:table-cell>
          <table:table-cell table:number-columns-repeated="9"/>
          <table:table-cell office:value-type="string" calcext:value-type="string">
            <text:p>01-23 11:02:12.734 7587-8091/org.tensorflow.demo I/tensorflow: ClassifierActivity: Inference time: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37211564" calcext:value-type="float">
            <text:p>0,37211564</text:p>
          </table:table-cell>
          <table:table-cell table:number-columns-repeated="5"/>
          <table:table-cell table:formula="of:=IF([opt2.B28]=&quot;border&quot;;IF([opt2.C28]=&quot;collie&quot;;[opt2.D28];0);0)" office:value-type="float" office:value="0.37211564" calcext:value-type="float">
            <text:p>0,37211564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26304692" calcext:value-type="float">
            <text:p>0,26304692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805125" calcext:value-type="float">
            <text:p>0,0805125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7632514" calcext:value-type="float">
            <text:p>0,07632514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046168476" calcext:value-type="float">
            <text:p>0,046168476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4526249" calcext:value-type="float">
            <text:p>0,0014526249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ewfoundland</text:p>
          </table:table-cell>
          <table:table-cell office:value-type="float" office:value="0.18307994" calcext:value-type="float">
            <text:p>0,18307994</text:p>
          </table:table-cell>
          <table:table-cell office:value-type="string" calcext:value-type="string">
            <text:p>dog</text:p>
          </table:table-cell>
          <table:table-cell office:value-type="float" office:value="0.4131131" calcext:value-type="float">
            <text:p>0,4131131</text:p>
          </table:table-cell>
          <table:table-cell office:value-type="float" office:value="0.5002785" calcext:value-type="float">
            <text:p>0,5002785</text:p>
          </table:table-cell>
          <table:table-cell table:number-columns-repeated="3"/>
          <table:table-cell table:formula="of:=IF([opt2.B38]=&quot;greater&quot;;IF([opt2.C38]=&quot;swiss&quot;;IF([opt2.D38]=&quot;mountain&quot;;IF([opt2.E38]=&quot;dog&quot;;[opt2.F38];0)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retriever</text:p>
          </table:table-cell>
          <table:table-cell office:value-type="float" office:value="0.12237375" calcext:value-type="float">
            <text:p>0,12237375</text:p>
          </table:table-cell>
          <table:table-cell office:value-type="float" office:value="0.39465192" calcext:value-type="float">
            <text:p>0,39465192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valier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spaniel</text:p>
          </table:table-cell>
          <table:table-cell office:value-type="float" office:value="0.11881833" calcext:value-type="float">
            <text:p>0,11881833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61040092" calcext:value-type="float">
            <text:p>0,061040092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setter</text:p>
          </table:table-cell>
          <table:table-cell office:value-type="float" office:value="0.059218507" calcext:value-type="float">
            <text:p>0,059218507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88826853" calcext:value-type="float">
            <text:p>0,88826853</text:p>
          </table:table-cell>
          <table:table-cell table:number-columns-repeated="5"/>
          <table:table-cell table:formula="of:=IF([opt2.B48]=&quot;bedlington&quot;;IF([opt2.C48]=&quot;terrier&quot;;[opt2.D48];0);0)" office:value-type="float" office:value="0.88826853" calcext:value-type="float">
            <text:p>0,88826853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215295" calcext:value-type="float">
            <text:p>0,0215295</text:p>
          </table:table-cell>
          <table:table-cell office:value-type="float" office:value="0.0066058594" calcext:value-type="float">
            <text:p>0,0066058594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18828798" calcext:value-type="float">
            <text:p>0,018828798</text:p>
          </table:table-cell>
          <table:table-cell office:value-type="string" calcext:value-type="string">
            <text:p>terrier</text:p>
          </table:table-cell>
          <table:table-cell office:value-type="float" office:value="0.0036614966" calcext:value-type="float">
            <text:p>0,0036614966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16446318" calcext:value-type="float">
            <text:p>0,016446318</text:p>
          </table:table-cell>
          <table:table-cell office:value-type="float" office:value="0.0028263703" calcext:value-type="float">
            <text:p>0,0028263703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ichon</text:p>
          </table:table-cell>
          <table:table-cell office:value-type="string" calcext:value-type="string">
            <text:p>frise</text:p>
          </table:table-cell>
          <table:table-cell office:value-type="float" office:value="0.015208965" calcext:value-type="float">
            <text:p>0,01520896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99726796" calcext:value-type="float">
            <text:p>0,99726796</text:p>
          </table:table-cell>
          <table:table-cell table:number-columns-repeated="6"/>
          <table:table-cell table:formula="of:=IF([opt2.B58]=&quot;akita&quot;;[opt2.C58];0)" office:value-type="float" office:value="0.99726796" calcext:value-type="float">
            <text:p>0,99726796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11514868" calcext:value-type="float">
            <text:p>0,0011514868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0045840646" calcext:value-type="float">
            <text:p>0,0004584065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00265127" calcext:value-type="float">
            <text:p>0,000265127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020845073" calcext:value-type="float">
            <text:p>0,0002084507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5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9142878" calcext:value-type="float">
            <text:p>0,9142878</text:p>
          </table:table-cell>
          <table:table-cell table:number-columns-repeated="6"/>
          <table:table-cell table:formula="of:=IF([opt2.B68]=&quot;chihuahua&quot;;[opt2.C68];0)" office:value-type="float" office:value="0.9142878" calcext:value-type="float">
            <text:p>0,9142878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32716997" calcext:value-type="float">
            <text:p>0,032716997</text:p>
          </table:table-cell>
          <table:table-cell office:value-type="float" office:value="0.0007863766" calcext:value-type="float">
            <text:p>0,0007863766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21425677" calcext:value-type="float">
            <text:p>0,021425677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bulldog</text:p>
          </table:table-cell>
          <table:table-cell office:value-type="float" office:value="0.012062477" calcext:value-type="float">
            <text:p>0,012062477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6772447" calcext:value-type="float">
            <text:p>0,006772447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48651057" calcext:value-type="float">
            <text:p>0,48651057</text:p>
          </table:table-cell>
          <table:table-cell table:number-columns-repeated="4"/>
          <table:table-cell table:formula="of:=IF([opt2.B78]=&quot;pembroke&quot;;IF([opt2.C78]=&quot;welsh&quot;;IF([opt2.D78]=&quot;corgi&quot;;[opt2.E78];0);0);0)" office:value-type="float" office:value="0.48651057" calcext:value-type="float">
            <text:p>0,48651057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3556666" calcext:value-type="float">
            <text:p>0,3556666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5464091" calcext:value-type="float">
            <text:p>0,05464091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30141983" calcext:value-type="float">
            <text:p>0,030141983</text:p>
          </table:table-cell>
          <table:table-cell office:value-type="string" calcext:value-type="string">
            <text:p>dog</text:p>
          </table:table-cell>
          <table:table-cell office:value-type="float" office:value="0.09862162" calcext:value-type="float">
            <text:p>0,09862162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28481195" calcext:value-type="float">
            <text:p>0,02848119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47735357" calcext:value-type="float">
            <text:p>0,47735357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opt2.B88]=&quot;canaan&quot;;IF([opt2.C88]=&quot;dog&quot;;[opt2.D88];0);0)" office:value-type="float" office:value="0.47735357" calcext:value-type="float">
            <text:p>0,47735357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terrier</text:p>
          </table:table-cell>
          <table:table-cell office:value-type="float" office:value="0.1579247" calcext:value-type="float">
            <text:p>0,1579247</text:p>
          </table:table-cell>
          <table:table-cell office:value-type="string" calcext:value-type="string">
            <text:p>0.39514622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9525044" calcext:value-type="float">
            <text:p>0,09525044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uvasz</text:p>
          </table:table-cell>
          <table:table-cell office:value-type="float" office:value="0.05727639" calcext:value-type="float">
            <text:p>0,05727639</text:p>
          </table:table-cell>
          <table:table-cell office:value-type="float" office:value="0.0142653575" calcext:value-type="float">
            <text:p>0,0142653575</text:p>
          </table:table-cell>
          <table:table-cell office:value-type="float" office:value="0.01536047" calcext:value-type="float">
            <text:p>0,01536047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53890795" calcext:value-type="float">
            <text:p>0,05389079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76909053" calcext:value-type="float">
            <text:p>0,76909053</text:p>
          </table:table-cell>
          <table:table-cell table:number-columns-repeated="4"/>
          <table:table-cell table:formula="of:=IF([opt2.B98]=&quot;cardigan&quot;;IF([opt2.C98]=&quot;welsh&quot;;IF([opt2.D98]=&quot;corgi&quot;;[opt2.E98];0);0);0)" office:value-type="float" office:value="0.76909053" calcext:value-type="float">
            <text:p>0,76909053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1345511" calcext:value-type="float">
            <text:p>0,21345511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9800467" calcext:value-type="float">
            <text:p>0,009800467</text:p>
          </table:table-cell>
          <table:table-cell office:value-type="float" office:value="0.0072962" calcext:value-type="float">
            <text:p>0,0072962</text:p>
          </table:table-cell>
          <table:table-cell office:value-type="string" calcext:value-type="string">
            <text:p>0.0084824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0019278048" calcext:value-type="float">
            <text:p>0,0019278048</text:p>
          </table:table-cell>
          <table:table-cell office:value-type="string" calcext:value-type="string">
            <text:p>terrier</text:p>
          </table:table-cell>
          <table:table-cell office:value-type="string" calcext:value-type="string">
            <text:p>0.008027147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10500882" calcext:value-type="float">
            <text:p>0,001050088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8650389" calcext:value-type="float">
            <text:p>0,8650389</text:p>
          </table:table-cell>
          <table:table-cell table:number-columns-repeated="6"/>
          <table:table-cell table:formula="of:=IF([opt2.B108]=&quot;basenji&quot;;[opt2.C108];0)" office:value-type="float" office:value="0.8650389" calcext:value-type="float">
            <text:p>0,865038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foxhound</text:p>
          </table:table-cell>
          <table:table-cell office:value-type="float" office:value="0.027416363" calcext:value-type="float">
            <text:p>0,027416363</text:p>
          </table:table-cell>
          <table:table-cell office:value-type="float" office:value="0.008618141" calcext:value-type="float">
            <text:p>0,008618141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14896867" calcext:value-type="float">
            <text:p>0,014896867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13423704" calcext:value-type="float">
            <text:p>0,013423704</text:p>
          </table:table-cell>
          <table:table-cell office:value-type="float" office:value="0.0053599435" calcext:value-type="float">
            <text:p>0,0053599435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10118716" calcext:value-type="float">
            <text:p>0,010118716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31814498" calcext:value-type="float">
            <text:p>0,31814498</text:p>
          </table:table-cell>
          <table:table-cell table:number-columns-repeated="5"/>
          <table:table-cell table:formula="of:=IF([opt2.B118]=&quot;havanese&quot;;[opt2.C118]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19391198" calcext:value-type="float">
            <text:p>0,19391198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18912308" calcext:value-type="float">
            <text:p>0,18912308</text:p>
          </table:table-cell>
          <table:table-cell office:value-type="float" office:value="0.1728233" calcext:value-type="float">
            <text:p>0,1728233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18171734" calcext:value-type="float">
            <text:p>0,18171734</text:p>
          </table:table-cell>
          <table:table-cell office:value-type="float" office:value="0.1247483" calcext:value-type="float">
            <text:p>0,1247483</text:p>
          </table:table-cell>
          <table:table-cell table:number-columns-repeated="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heepdog</text:p>
          </table:table-cell>
          <table:table-cell office:value-type="float" office:value="0.021822048" calcext:value-type="float">
            <text:p>0,021822048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greyhound</text:p>
          </table:table-cell>
          <table:table-cell office:value-type="float" office:value="0.3511332" calcext:value-type="float">
            <text:p>0,3511332</text:p>
          </table:table-cell>
          <table:table-cell table:number-columns-repeated="5"/>
          <table:table-cell table:formula="of:=IF([opt2.B128]=&quot;norwegian&quot;;IF([opt2.C128]=&quot;lundehund&quot;;[opt2.D12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3356453" calcext:value-type="float">
            <text:p>0,3356453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07565452" calcext:value-type="float">
            <text:p>0,07565452</text:p>
          </table:table-cell>
          <table:table-cell office:value-type="float" office:value="0.17601041" calcext:value-type="float">
            <text:p>0,17601041</text:p>
          </table:table-cell>
          <table:table-cell office:value-type="string" calcext:value-type="string">
            <text:p>0.08464501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reyhound</text:p>
          </table:table-cell>
          <table:table-cell office:value-type="float" office:value="0.05484309" calcext:value-type="float">
            <text:p>0,05484309</text:p>
          </table:table-cell>
          <table:table-cell office:value-type="float" office:value="0.07411506" calcext:value-type="float">
            <text:p>0,07411506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43732982" calcext:value-type="float">
            <text:p>0,043732982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wolfhound</text:p>
          </table:table-cell>
          <table:table-cell office:value-type="float" office:value="0.09678548" calcext:value-type="float">
            <text:p>0,09678548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opt2.B138]=&quot;miniature&quot;;IF([opt2.C138]=&quot;schnauzer&quot;;[opt2.D13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92377044" calcext:value-type="float">
            <text:p>0,092377044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8007359" calcext:value-type="float">
            <text:p>0,08007359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6322938" calcext:value-type="float">
            <text:p>0,06322938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aniel</text:p>
          </table:table-cell>
          <table:table-cell office:value-type="float" office:value="0.061627265" calcext:value-type="float">
            <text:p>0,06162726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56542194" calcext:value-type="float">
            <text:p>0,56542194</text:p>
          </table:table-cell>
          <table:table-cell office:value-type="float" office:value="0.75580496" calcext:value-type="float">
            <text:p>0,75580496</text:p>
          </table:table-cell>
          <table:table-cell table:number-columns-repeated="4"/>
          <table:table-cell table:formula="of:=IF([opt2.B148]=&quot;english&quot;;IF([opt2.C148]=&quot;springer&quot;;IF([opt2.D148]=&quot;spaniel&quot;;[opt2.E14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19157963" calcext:value-type="float">
            <text:p>0,19157963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045183312" calcext:value-type="float">
            <text:p>0,045183312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32565627" calcext:value-type="float">
            <text:p>0,032565627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40480237" calcext:value-type="float">
            <text:p>0,040480237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033543937" calcext:value-type="float">
            <text:p>0,033543937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7499403" calcext:value-type="float">
            <text:p>0,7499403</text:p>
          </table:table-cell>
          <table:table-cell table:number-columns-repeated="5"/>
          <table:table-cell table:formula="of:=IF([opt2.B158]=&quot;afghan&quot;;IF([opt2.C158]=&quot;hound&quot;;[opt2.D158];0);0)" office:value-type="float" office:value="0.7499403" calcext:value-type="float">
            <text:p>0,7499403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wolfhound</text:p>
          </table:table-cell>
          <table:table-cell office:value-type="float" office:value="0.039861742" calcext:value-type="float">
            <text:p>0,039861742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31164408" calcext:value-type="float">
            <text:p>0,031164408</text:p>
          </table:table-cell>
          <table:table-cell table:number-columns-repeated="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29297462" calcext:value-type="float">
            <text:p>0,02929746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atoli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25931742" calcext:value-type="float">
            <text:p>0,025931742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7939756" calcext:value-type="float">
            <text:p>0,7939756</text:p>
          </table:table-cell>
          <table:table-cell table:number-columns-repeated="6"/>
          <table:table-cell table:formula="of:=IF([opt2.B168]=&quot;affenpinscher&quot;;[opt2.C168];0)" office:value-type="float" office:value="0.7939756" calcext:value-type="float">
            <text:p>0,7939756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66195086" calcext:value-type="float">
            <text:p>0,066195086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42043485" calcext:value-type="float">
            <text:p>0,042043485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021778097" calcext:value-type="float">
            <text:p>0,021778097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iard</text:p>
          </table:table-cell>
          <table:table-cell office:value-type="float" office:value="0.017073566" calcext:value-type="float">
            <text:p>0,017073566</text:p>
          </table:table-cell>
          <table:table-cell office:value-type="float" office:value="0.0007837731" calcext:value-type="float">
            <text:p>0,0007837731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942367" calcext:value-type="float">
            <text:p>0,9942367</text:p>
          </table:table-cell>
          <table:table-cell table:number-columns-repeated="6"/>
          <table:table-cell table:formula="of:=IF([opt2.B178]=&quot;pomeranian&quot;;[opt2.C178];0)" office:value-type="float" office:value="0.9942367" calcext:value-type="float">
            <text:p>0,9942367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8728907" calcext:value-type="float">
            <text:p>0,0018728907</text:p>
          </table:table-cell>
          <table:table-cell office:value-type="float" office:value="0.012020423" calcext:value-type="float">
            <text:p>0,012020423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kingese</text:p>
          </table:table-cell>
          <table:table-cell office:value-type="float" office:value="0.0007950105" calcext:value-type="float">
            <text:p>0,0007950105</text:p>
          </table:table-cell>
          <table:table-cell office:value-type="float" office:value="0.0033013371" calcext:value-type="float">
            <text:p>0,0033013371</text:p>
          </table:table-cell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chow</text:p>
          </table:table-cell>
          <table:table-cell office:value-type="float" office:value="0.0005458922" calcext:value-type="float">
            <text:p>0,0005458922</text:p>
          </table:table-cell>
          <table:table-cell table:number-columns-repeated="1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yorkshire</text:p>
          </table:table-cell>
          <table:table-cell office:value-type="string" calcext:value-type="string">
            <text:p>terrier</text:p>
          </table:table-cell>
          <table:table-cell office:value-type="float" office:value="0.00045271384" calcext:value-type="float">
            <text:p>0,000452713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33142537" calcext:value-type="float">
            <text:p>0,33142537</text:p>
          </table:table-cell>
          <table:table-cell table:number-columns-repeated="4"/>
          <table:table-cell table:formula="of:=IF([opt2.B188]=&quot;german&quot;;IF([opt2.C188]=&quot;shepherd&quot;;IF([opt2.D188]=&quot;dog&quot;;[opt2.E18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92594296" calcext:value-type="float">
            <text:p>0,092594296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pinscher</text:p>
          </table:table-cell>
          <table:table-cell office:value-type="float" office:value="0.05021917" calcext:value-type="float">
            <text:p>0,05021917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41579828" calcext:value-type="float">
            <text:p>0,041579828</text:p>
          </table:table-cell>
          <table:table-cell office:value-type="float" office:value="0.013464575" calcext:value-type="float">
            <text:p>0,013464575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terrier</text:p>
          </table:table-cell>
          <table:table-cell office:value-type="float" office:value="0.036482267" calcext:value-type="float">
            <text:p>0,036482267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388253" calcext:value-type="float">
            <text:p>0,9388253</text:p>
          </table:table-cell>
          <table:table-cell table:number-columns-repeated="5"/>
          <table:table-cell table:formula="of:=IF([opt2.B198]=&quot;australian&quot;;IF([opt2.C198]=&quot;shepherd&quot;;[opt2.D198];0);0)" office:value-type="float" office:value="0.9388253" calcext:value-type="float">
            <text:p>0,938825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22527862" calcext:value-type="float">
            <text:p>0,022527862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14081184" calcext:value-type="float">
            <text:p>0,014081184</text:p>
          </table:table-cell>
          <table:table-cell office:value-type="float" office:value="0.007153716" calcext:value-type="float">
            <text:p>0,007153716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10387062" calcext:value-type="float">
            <text:p>0,010387062</text:p>
          </table:table-cell>
          <table:table-cell office:value-type="string" calcext:value-type="string">
            <text:p>retriever</text:p>
          </table:table-cell>
          <table:table-cell office:value-type="float" office:value="0.0043643983" calcext:value-type="float">
            <text:p>0,0043643983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mastiff</text:p>
          </table:table-cell>
          <table:table-cell office:value-type="float" office:value="0.0038944203" calcext:value-type="float">
            <text:p>0,0038944203</text:p>
          </table:table-cell>
          <table:table-cell table:number-columns-repeated="13"/>
        </table:table-row>
      </table:table>
      <table:table table:name="opt3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9"/>
          <table:table-cell office:value-type="string" calcext:value-type="string">
            <text:p>01-23 11:18:50.497 15200-15740/org.tensorflow.demo I/tensorflow: ClassifierActivity: Inference time: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float" office:value="5504703" calcext:value-type="float">
            <text:p>5504703</text:p>
          </table:table-cell>
          <table:table-cell office:value-type="float" office:value="5973077" calcext:value-type="float">
            <text:p>5973077</text:p>
          </table:table-cell>
          <table:table-cell table:style-name="ce1" office:value-type="percentage" office:value="0.078" calcext:value-type="percentage">
            <text:p>7,80%</text:p>
          </table:table-cell>
          <table:table-cell office:value-type="string" calcext:value-type="string">
            <text:p>/home/aw/MobileMobileNetRetrained/graphs/mobilenet_0.50_224_500/opt3_retrained_dog_graph_mobilenet_0.50_224_500_0.01.pb</text:p>
          </table:table-cell>
          <table:table-cell table:number-columns-repeated="9"/>
          <table:table-cell office:value-type="string" calcext:value-type="string">
            <text:p>01-23 11:18:53.139 15200-15740/org.tensorflow.demo I/tensorflow: ClassifierActivity: Inference time: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8:55.543 15200-15740/org.tensorflow.demo I/tensorflow: ClassifierActivity: Inference time: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2" table:formula="of:=AVERAGE([opt3.J6:.J202])" office:value-type="float" office:value="0.5107540515" calcext:value-type="float">
            <text:p>0,5107540515</text:p>
          </table:table-cell>
          <table:table-cell table:style-name="ce2" table:formula="of:=COUNTIFS([opt3.J6:.J200];&quot;=0&quot;)" office:value-type="float" office:value="7" calcext:value-type="float">
            <text:p>7</text:p>
          </table:table-cell>
          <table:table-cell table:style-name="ce2" table:formula="of:=AVERAGE([.P1:.P19])" office:value-type="float" office:value="241.894736842105" calcext:value-type="float">
            <text:p>241,8947368421</text:p>
          </table:table-cell>
          <table:table-cell table:number-columns-repeated="2"/>
          <table:table-cell office:value-type="string" calcext:value-type="string">
            <text:p>01-23 11:18:58.093 15200-15740/org.tensorflow.demo I/tensorflow: ClassifierActivity: Inference time: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9:00.485 15200-15740/org.tensorflow.demo I/tensorflow: ClassifierActivity: Inference time: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0"/>
          <table:table-cell office:value-type="string" calcext:value-type="string">
            <text:p>01-23 11:19:03.158 15200-15740/org.tensorflow.demo I/tensorflow: ClassifierActivity: Inference time: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9:05.516 15200-15740/org.tensorflow.demo I/tensorflow: ClassifierActivity: Inference time: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7608197" calcext:value-type="float">
            <text:p>0,7608197</text:p>
          </table:table-cell>
          <table:table-cell table:number-columns-repeated="5"/>
          <table:table-cell table:formula="of:=IF([opt3.B8]=&quot;great&quot;;IF([opt3.C8]=&quot;dane&quot;;[opt3.D8];0);0)" office:value-type="float" office:value="0.7608197" calcext:value-type="float">
            <text:p>0,7608197</text:p>
          </table:table-cell>
          <table:table-cell table:number-columns-repeated="4"/>
          <table:table-cell office:value-type="string" calcext:value-type="string">
            <text:p>01-23 11:19:08.096 15200-15740/org.tensorflow.demo I/tensorflow: ClassifierActivity: Inference time: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oxer</text:p>
          </table:table-cell>
          <table:table-cell office:value-type="float" office:value="0.05823293" calcext:value-type="float">
            <text:p>0,05823293</text:p>
          </table:table-cell>
          <table:table-cell table:number-columns-repeated="11"/>
          <table:table-cell office:value-type="string" calcext:value-type="string">
            <text:p>01-23 11:19:10.783 15200-15740/org.tensorflow.demo I/tensorflow: ClassifierActivity: Inference time: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reyhound</text:p>
          </table:table-cell>
          <table:table-cell office:value-type="float" office:value="0.030201297" calcext:value-type="float">
            <text:p>0,030201297</text:p>
          </table:table-cell>
          <table:table-cell office:value-type="float" office:value="0.086185105" calcext:value-type="float">
            <text:p>0,086185105</text:p>
          </table:table-cell>
          <table:table-cell table:number-columns-repeated="10"/>
          <table:table-cell office:value-type="string" calcext:value-type="string">
            <text:p>01-23 11:19:13.188 15200-15740/org.tensorflow.demo I/tensorflow: ClassifierActivity: Inference time: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eapolitan</text:p>
          </table:table-cell>
          <table:table-cell office:value-type="string" calcext:value-type="string">
            <text:p>mastiff</text:p>
          </table:table-cell>
          <table:table-cell office:value-type="float" office:value="0.026204469" calcext:value-type="float">
            <text:p>0,026204469</text:p>
          </table:table-cell>
          <table:table-cell table:number-columns-repeated="10"/>
          <table:table-cell office:value-type="string" calcext:value-type="string">
            <text:p>01-23 11:19:15.684 15200-15740/org.tensorflow.demo I/tensorflow: ClassifierActivity: Inference time: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024105445" calcext:value-type="float">
            <text:p>0,024105445</text:p>
          </table:table-cell>
          <table:table-cell table:number-columns-repeated="11"/>
          <table:table-cell office:value-type="string" calcext:value-type="string">
            <text:p>01-23 11:19:18.043 15200-15740/org.tensorflow.demo I/tensorflow: ClassifierActivity: Inference time: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9:20.611 15200-15740/org.tensorflow.demo I/tensorflow: ClassifierActivity: Inference time: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3"/>
          <table:table-cell office:value-type="string" calcext:value-type="string">
            <text:p>01-23 11:19:23.141 15200-15740/org.tensorflow.demo I/tensorflow: ClassifierActivity: Inference time: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9:25.661 15200-15740/org.tensorflow.demo I/tensorflow: ClassifierActivity: Inference time: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3s</text:p>
          </table:table-cell>
          <table:table-cell table:number-columns-repeated="10"/>
          <table:table-cell office:value-type="string" calcext:value-type="string">
            <text:p>01-23 11:19:28.206 15200-15740/org.tensorflow.demo I/tensorflow: ClassifierActivity: Inference time: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19:30.754 15200-15740/org.tensorflow.demo I/tensorflow: ClassifierActivity: Inference time: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errier</text:p>
          </table:table-cell>
          <table:table-cell office:value-type="float" office:value="0.30929238" calcext:value-type="float">
            <text:p>0,30929238</text:p>
          </table:table-cell>
          <table:table-cell table:number-columns-repeated="5"/>
          <table:table-cell table:formula="of:=IF([opt3.B18]=&quot;maltese&quot;;[opt3.C18]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1:19:33.316 15200-15740/org.tensorflow.demo I/tensorflow: ClassifierActivity: Inference time: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13226852" calcext:value-type="float">
            <text:p>0,13226852</text:p>
          </table:table-cell>
          <table:table-cell table:number-columns-repeated="7"/>
          <table:table-cell office:value-type="string" calcext:value-type="string">
            <text:p>01-23 11:19:35.863 15200-15740/org.tensorflow.demo I/tensorflow: ClassifierActivity: Inference time: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56303855" calcext:value-type="float">
            <text:p>0,056303855</text:p>
          </table:table-cell>
          <table:table-cell table:number-columns-repeated="11"/>
          <table:table-cell office:value-type="string" calcext:value-type="string">
            <text:p>01-23 11:19:38.313 15200-15740/org.tensorflow.demo I/tensorflow: ClassifierActivity: Inference time: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terrier</text:p>
          </table:table-cell>
          <table:table-cell office:value-type="float" office:value="0.04865293" calcext:value-type="float">
            <text:p>0,04865293</text:p>
          </table:table-cell>
          <table:table-cell table:number-columns-repeated="10"/>
          <table:table-cell office:value-type="string" calcext:value-type="string">
            <text:p>01-23 11:19:40.942 15200-15740/org.tensorflow.demo I/tensorflow: ClassifierActivity: Inference time: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shar</text:p>
          </table:table-cell>
          <table:table-cell office:value-type="string" calcext:value-type="string">
            <text:p>pei</text:p>
          </table:table-cell>
          <table:table-cell office:value-type="float" office:value="0.044237945" calcext:value-type="float">
            <text:p>0,04423794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6138771" calcext:value-type="float">
            <text:p>0,6138771</text:p>
          </table:table-cell>
          <table:table-cell table:number-columns-repeated="5"/>
          <table:table-cell table:formula="of:=IF([opt3.B28]=&quot;border&quot;;IF([opt3.C28]=&quot;collie&quot;;[opt3.D28];0);0)" office:value-type="float" office:value="0.6138771" calcext:value-type="float">
            <text:p>0,613877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28655818" calcext:value-type="float">
            <text:p>0,28655818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20570545" calcext:value-type="float">
            <text:p>0,020570545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19041061" calcext:value-type="float">
            <text:p>0,019041061</text:p>
          </table:table-cell>
          <table:table-cell table:number-columns-repeated="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1007178" calcext:value-type="float">
            <text:p>0,01007178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ewfoundland</text:p>
          </table:table-cell>
          <table:table-cell office:value-type="float" office:value="0.55434436" calcext:value-type="float">
            <text:p>0,55434436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50027764" calcext:value-type="float">
            <text:p>0,50027764</text:p>
          </table:table-cell>
          <table:table-cell table:number-columns-repeated="3"/>
          <table:table-cell table:formula="of:=IF([opt3.B38]=&quot;greater&quot;;IF([opt3.C38]=&quot;swiss&quot;;IF([opt3.D38]=&quot;mountain&quot;;IF([opt3.E38]=&quot;dog&quot;;[opt3.F38];0)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valier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spaniel</text:p>
          </table:table-cell>
          <table:table-cell office:value-type="float" office:value="0.11342479" calcext:value-type="float">
            <text:p>0,11342479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retriever</text:p>
          </table:table-cell>
          <table:table-cell office:value-type="float" office:value="0.079416424" calcext:value-type="float">
            <text:p>0,079416424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mastiff</text:p>
          </table:table-cell>
          <table:table-cell office:value-type="float" office:value="0.039897073" calcext:value-type="float">
            <text:p>0,039897073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3896236" calcext:value-type="float">
            <text:p>0,03896236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92269826" calcext:value-type="float">
            <text:p>0,92269826</text:p>
          </table:table-cell>
          <table:table-cell table:number-columns-repeated="5"/>
          <table:table-cell table:formula="of:=IF([opt3.B48]=&quot;bedlington&quot;;IF([opt3.C48]=&quot;terrier&quot;;[opt3.D48];0);0)" office:value-type="float" office:value="0.92269826" calcext:value-type="float">
            <text:p>0,92269826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3238001" calcext:value-type="float">
            <text:p>0,03238001</text:p>
          </table:table-cell>
          <table:table-cell table:number-columns-repeated="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957002" calcext:value-type="float">
            <text:p>0,00957002</text:p>
          </table:table-cell>
          <table:table-cell office:value-type="float" office:value="0.0017637032" calcext:value-type="float">
            <text:p>0,0017637032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ichon</text:p>
          </table:table-cell>
          <table:table-cell office:value-type="string" calcext:value-type="string">
            <text:p>frise</text:p>
          </table:table-cell>
          <table:table-cell office:value-type="float" office:value="0.006511844" calcext:value-type="float">
            <text:p>0,006511844</text:p>
          </table:table-cell>
          <table:table-cell table:number-columns-repeated="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andie</text:p>
          </table:table-cell>
          <table:table-cell office:value-type="string" calcext:value-type="string">
            <text:p>dinmont</text:p>
          </table:table-cell>
          <table:table-cell office:value-type="string" calcext:value-type="string">
            <text:p>terrier</text:p>
          </table:table-cell>
          <table:table-cell office:value-type="float" office:value="0.0058216937" calcext:value-type="float">
            <text:p>0,0058216937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9951427" calcext:value-type="float">
            <text:p>0,9951427</text:p>
          </table:table-cell>
          <table:table-cell table:number-columns-repeated="6"/>
          <table:table-cell table:formula="of:=IF([opt3.B58]=&quot;akita&quot;;[opt3.C58];0)" office:value-type="float" office:value="0.9951427" calcext:value-type="float">
            <text:p>0,9951427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015521436" calcext:value-type="float">
            <text:p>0,0015521436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0068310834" calcext:value-type="float">
            <text:p>0,0006831083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06606778" calcext:value-type="float">
            <text:p>0,0006606778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askan</text:p>
          </table:table-cell>
          <table:table-cell office:value-type="string" calcext:value-type="string">
            <text:p>malamute</text:p>
          </table:table-cell>
          <table:table-cell office:value-type="float" office:value="0.0005511438" calcext:value-type="float">
            <text:p>0,000551143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9580072" calcext:value-type="float">
            <text:p>0,9580072</text:p>
          </table:table-cell>
          <table:table-cell table:number-columns-repeated="6"/>
          <table:table-cell table:formula="of:=IF([opt3.B68]=&quot;chihuahua&quot;;[opt3.C68];0)" office:value-type="float" office:value="0.9580072" calcext:value-type="float">
            <text:p>0,9580072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19962452" calcext:value-type="float">
            <text:p>0,019962452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8173524" calcext:value-type="float">
            <text:p>0,008173524</text:p>
          </table:table-cell>
          <table:table-cell office:value-type="float" office:value="0.00042598284" calcext:value-type="float">
            <text:p>0,0004259828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bulldog</text:p>
          </table:table-cell>
          <table:table-cell office:value-type="float" office:value="0.0054534455" calcext:value-type="float">
            <text:p>0,0054534455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31232007" calcext:value-type="float">
            <text:p>0,0031232007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5863387" calcext:value-type="float">
            <text:p>0,5863387</text:p>
          </table:table-cell>
          <table:table-cell table:number-columns-repeated="4"/>
          <table:table-cell table:formula="of:=IF([opt3.B78]=&quot;pembroke&quot;;IF([opt3.C78]=&quot;welsh&quot;;IF([opt3.D78]=&quot;corgi&quot;;[opt3.E7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30150083" calcext:value-type="float">
            <text:p>0,30150083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5796765" calcext:value-type="float">
            <text:p>0,05796765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1776921" calcext:value-type="float">
            <text:p>0,01776921</text:p>
          </table:table-cell>
          <table:table-cell office:value-type="string" calcext:value-type="string">
            <text:p>dog</text:p>
          </table:table-cell>
          <table:table-cell office:value-type="float" office:value="0.10274683" calcext:value-type="float">
            <text:p>0,10274683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144915255" calcext:value-type="float">
            <text:p>0,014491525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7166592" calcext:value-type="float">
            <text:p>0,7166592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opt3.B88]=&quot;canaan&quot;;IF([opt3.C88]=&quot;dog&quot;;[opt3.D88];0);0)" office:value-type="float" office:value="0.7166592" calcext:value-type="float">
            <text:p>0,7166592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terrier</text:p>
          </table:table-cell>
          <table:table-cell office:value-type="float" office:value="0.083486676" calcext:value-type="float">
            <text:p>0,083486676</text:p>
          </table:table-cell>
          <table:table-cell office:value-type="string" calcext:value-type="string">
            <text:p>0.39514622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5446427" calcext:value-type="float">
            <text:p>0,0544642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uvasz</text:p>
          </table:table-cell>
          <table:table-cell office:value-type="float" office:value="0.027544864" calcext:value-type="float">
            <text:p>0,027544864</text:p>
          </table:table-cell>
          <table:table-cell office:value-type="string" calcext:value-type="string">
            <text:p>dog</text:p>
          </table:table-cell>
          <table:table-cell office:value-type="float" office:value="0.015360468" calcext:value-type="float">
            <text:p>0,015360468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askan</text:p>
          </table:table-cell>
          <table:table-cell office:value-type="string" calcext:value-type="string">
            <text:p>malamute</text:p>
          </table:table-cell>
          <table:table-cell office:value-type="float" office:value="0.025734216" calcext:value-type="float">
            <text:p>0,02573421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6999529" calcext:value-type="float">
            <text:p>0,6999529</text:p>
          </table:table-cell>
          <table:table-cell table:number-columns-repeated="4"/>
          <table:table-cell table:formula="of:=IF([opt3.B98]=&quot;cardigan&quot;;IF([opt3.C98]=&quot;welsh&quot;;IF([opt3.D98]=&quot;corgi&quot;;[opt3.E98];0);0);0)" office:value-type="float" office:value="0.6999529" calcext:value-type="float">
            <text:p>0,6999529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968398" calcext:value-type="float">
            <text:p>0,2968398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07973654" calcext:value-type="float">
            <text:p>0,0007973654</text:p>
          </table:table-cell>
          <table:table-cell office:value-type="float" office:value="0.0073581934" calcext:value-type="float">
            <text:p>0,0073581934</text:p>
          </table:table-cell>
          <table:table-cell office:value-type="string" calcext:value-type="string">
            <text:p>0.00848244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064163905" calcext:value-type="float">
            <text:p>0,000641639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005334279" calcext:value-type="float">
            <text:p>0,0005334279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6526268" calcext:value-type="float">
            <text:p>0,6526268</text:p>
          </table:table-cell>
          <table:table-cell table:number-columns-repeated="6"/>
          <table:table-cell table:formula="of:=IF([opt3.B108]=&quot;basenji&quot;;[opt3.C108];0)" office:value-type="float" office:value="0.6526268" calcext:value-type="float">
            <text:p>0,652626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foxhound</text:p>
          </table:table-cell>
          <table:table-cell office:value-type="float" office:value="0.04285692" calcext:value-type="float">
            <text:p>0,04285692</text:p>
          </table:table-cell>
          <table:table-cell office:value-type="float" office:value="0.011337466" calcext:value-type="float">
            <text:p>0,011337466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3656027" calcext:value-type="float">
            <text:p>0,03656027</text:p>
          </table:table-cell>
          <table:table-cell office:value-type="float" office:value="0.00848243" calcext:value-type="float">
            <text:p>0,00848243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03519506" calcext:value-type="float">
            <text:p>0,03519506</text:p>
          </table:table-cell>
          <table:table-cell office:value-type="float" office:value="0.008027136" calcext:value-type="float">
            <text:p>0,008027136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32936815" calcext:value-type="float">
            <text:p>0,032936815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32464543" calcext:value-type="float">
            <text:p>0,32464543</text:p>
          </table:table-cell>
          <table:table-cell office:value-type="string" calcext:value-type="string">
            <text:p>0.27511308</text:p>
          </table:table-cell>
          <table:table-cell table:number-columns-repeated="5"/>
          <table:table-cell table:formula="of:=IF([opt3.B118]=&quot;havanese&quot;;[opt3.C118]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26394215" calcext:value-type="float">
            <text:p>0,26394215</text:p>
          </table:table-cell>
          <table:table-cell office:value-type="string" calcext:value-type="string">
            <text:p>0.23607057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2333468" calcext:value-type="float">
            <text:p>0,2333468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10418651" calcext:value-type="float">
            <text:p>0,10418651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141145" calcext:value-type="float">
            <text:p>0,0141145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greyhound</text:p>
          </table:table-cell>
          <table:table-cell office:value-type="float" office:value="0.39326423" calcext:value-type="float">
            <text:p>0,39326423</text:p>
          </table:table-cell>
          <table:table-cell table:number-columns-repeated="5"/>
          <table:table-cell table:formula="of:=IF([opt3.B128]=&quot;norwegian&quot;;IF([opt3.C128]=&quot;lundehund&quot;;[opt3.D12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3319338" calcext:value-type="float">
            <text:p>0,3319338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12646095" calcext:value-type="float">
            <text:p>0,12646095</text:p>
          </table:table-cell>
          <table:table-cell office:value-type="float" office:value="0.23035163" calcext:value-type="float">
            <text:p>0,23035163</text:p>
          </table:table-cell>
          <table:table-cell office:value-type="string" calcext:value-type="string">
            <text:p>0.08464501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reyhound</text:p>
          </table:table-cell>
          <table:table-cell office:value-type="float" office:value="0.034643855" calcext:value-type="float">
            <text:p>0,034643855</text:p>
          </table:table-cell>
          <table:table-cell office:value-type="float" office:value="0.07680595" calcext:value-type="float">
            <text:p>0,07680595</text:p>
          </table:table-cell>
          <table:table-cell table:number-columns-repeated="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03174609" calcext:value-type="float">
            <text:p>0,03174609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niature</text:p>
          </table:table-cell>
          <table:table-cell office:value-type="string" calcext:value-type="string">
            <text:p>schnauzer</text:p>
          </table:table-cell>
          <table:table-cell office:value-type="float" office:value="0.12788759" calcext:value-type="float">
            <text:p>0,12788759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opt3.B138]=&quot;miniature&quot;;IF([opt3.C138]=&quot;schnauzer&quot;;[opt3.D138];0);0)" office:value-type="float" office:value="0.12788759" calcext:value-type="float">
            <text:p>0,12788759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wolfhound</text:p>
          </table:table-cell>
          <table:table-cell office:value-type="float" office:value="0.08887729" calcext:value-type="float">
            <text:p>0,08887729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07007044" calcext:value-type="float">
            <text:p>0,07007044</text:p>
          </table:table-cell>
          <table:table-cell office:value-type="float" office:value="0.084645085" calcext:value-type="float">
            <text:p>0,084645085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511276" calcext:value-type="float">
            <text:p>0,0511276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4823257" calcext:value-type="float">
            <text:p>0,04823257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35619092" calcext:value-type="float">
            <text:p>0,35619092</text:p>
          </table:table-cell>
          <table:table-cell office:value-type="float" office:value="0.7870157" calcext:value-type="float">
            <text:p>0,7870157</text:p>
          </table:table-cell>
          <table:table-cell table:number-columns-repeated="4"/>
          <table:table-cell table:formula="of:=IF([opt3.B148]=&quot;english&quot;;IF([opt3.C148]=&quot;springer&quot;;IF([opt3.D148]=&quot;spaniel&quot;;[opt3.E14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3005728" calcext:value-type="float">
            <text:p>0,23005728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097006194" calcext:value-type="float">
            <text:p>0,09700619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3261387" calcext:value-type="float">
            <text:p>0,03261387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7014574" calcext:value-type="float">
            <text:p>0,07014574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060362734" calcext:value-type="float">
            <text:p>0,060362734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9369749" calcext:value-type="float">
            <text:p>0,9369749</text:p>
          </table:table-cell>
          <table:table-cell table:number-columns-repeated="5"/>
          <table:table-cell table:formula="of:=IF([opt3.B158]=&quot;afghan&quot;;IF([opt3.C158]=&quot;hound&quot;;[opt3.D158];0);0)" office:value-type="float" office:value="0.9369749" calcext:value-type="float">
            <text:p>0,9369749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17036978" calcext:value-type="float">
            <text:p>0,017036978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16851569" calcext:value-type="float">
            <text:p>0,016851569</text:p>
          </table:table-cell>
          <table:table-cell table:number-columns-repeated="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wolfhound</text:p>
          </table:table-cell>
          <table:table-cell office:value-type="float" office:value="0.0068949834" calcext:value-type="float">
            <text:p>0,0068949834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054612933" calcext:value-type="float">
            <text:p>0,005461293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84842396" calcext:value-type="float">
            <text:p>0,84842396</text:p>
          </table:table-cell>
          <table:table-cell table:number-columns-repeated="6"/>
          <table:table-cell table:formula="of:=IF([opt3.B168]=&quot;affenpinscher&quot;;[opt3.C168];0)" office:value-type="float" office:value="0.84842396" calcext:value-type="float">
            <text:p>0,84842396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43467917" calcext:value-type="float">
            <text:p>0,043467917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43210793" calcext:value-type="float">
            <text:p>0,043210793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iard</text:p>
          </table:table-cell>
          <table:table-cell office:value-type="float" office:value="0.014840069" calcext:value-type="float">
            <text:p>0,014840069</text:p>
          </table:table-cell>
          <table:table-cell table:number-columns-repeated="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09348399" calcext:value-type="float">
            <text:p>0,009348399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9493426" calcext:value-type="float">
            <text:p>0,99493426</text:p>
          </table:table-cell>
          <table:table-cell table:number-columns-repeated="6"/>
          <table:table-cell table:formula="of:=IF([opt3.B178]=&quot;pomeranian&quot;;[opt3.C178];0)" office:value-type="float" office:value="0.99493426" calcext:value-type="float">
            <text:p>0,99493426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6070155" calcext:value-type="float">
            <text:p>0,0016070155</text:p>
          </table:table-cell>
          <table:table-cell office:value-type="float" office:value="0.011768942" calcext:value-type="float">
            <text:p>0,011768942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yorkshire</text:p>
          </table:table-cell>
          <table:table-cell office:value-type="string" calcext:value-type="string">
            <text:p>terrier</text:p>
          </table:table-cell>
          <table:table-cell office:value-type="float" office:value="0.0008040485" calcext:value-type="float">
            <text:p>0,0008040485</text:p>
          </table:table-cell>
          <table:table-cell table:number-columns-repeated="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kingese</text:p>
          </table:table-cell>
          <table:table-cell office:value-type="float" office:value="0.0006431682" calcext:value-type="float">
            <text:p>0,0006431682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004946372" calcext:value-type="float">
            <text:p>0,000494637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2832403" calcext:value-type="float">
            <text:p>0,2832403</text:p>
          </table:table-cell>
          <table:table-cell table:number-columns-repeated="4"/>
          <table:table-cell table:formula="of:=IF([opt3.B188]=&quot;german&quot;;IF([opt3.C188]=&quot;shepherd&quot;;IF([opt3.D188]=&quot;dog&quot;;[opt3.E18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13785131" calcext:value-type="float">
            <text:p>0,13785131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11119115" calcext:value-type="float">
            <text:p>0,11119115</text:p>
          </table:table-cell>
          <table:table-cell table:number-columns-repeated="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hesapeake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retriever</text:p>
          </table:table-cell>
          <table:table-cell office:value-type="float" office:value="0.04948474" calcext:value-type="float">
            <text:p>0,04948474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hound</text:p>
          </table:table-cell>
          <table:table-cell office:value-type="float" office:value="0.039737217" calcext:value-type="float">
            <text:p>0,039737217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8707646" calcext:value-type="float">
            <text:p>0,98707646</text:p>
          </table:table-cell>
          <table:table-cell table:number-columns-repeated="5"/>
          <table:table-cell table:formula="of:=IF([opt3.B198]=&quot;australian&quot;;IF([opt3.C198]=&quot;shepherd&quot;;[opt3.D198];0);0)" office:value-type="float" office:value="0.98707646" calcext:value-type="float">
            <text:p>0,98707646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043828245" calcext:value-type="float">
            <text:p>0,0043828245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38354388" calcext:value-type="float">
            <text:p>0,0038354388</text:p>
          </table:table-cell>
          <table:table-cell office:value-type="float" office:value="0.0060070273" calcext:value-type="float">
            <text:p>0,0060070273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0013391727" calcext:value-type="float">
            <text:p>0,0013391727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45434493" calcext:value-type="float">
            <text:p>0,0045434493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mastiff</text:p>
          </table:table-cell>
          <table:table-cell office:value-type="float" office:value="0.0010794792" calcext:value-type="float">
            <text:p>0,0010794792</text:p>
          </table:table-cell>
          <table:table-cell table:number-columns-repeated="13"/>
        </table:table-row>
      </table:table>
      <table:table table:name="opt4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9"/>
          <table:table-cell office:value-type="string" calcext:value-type="string">
            <text:p>01-23 11:21:06.887 16262-16835/org.tensorflow.demo I/tensorflow: ClassifierActivity: Inference time: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float" office:value="1776485" calcext:value-type="float">
            <text:p>1776485</text:p>
          </table:table-cell>
          <table:table-cell office:value-type="float" office:value="5973077" calcext:value-type="float">
            <text:p>5973077</text:p>
          </table:table-cell>
          <table:table-cell table:style-name="ce1" office:value-type="percentage" office:value="0.703" calcext:value-type="percentage">
            <text:p>70,30%</text:p>
          </table:table-cell>
          <table:table-cell office:value-type="string" calcext:value-type="string">
            <text:p>/home/aw/MobileMobileNetRetrained/graphs/mobilenet_0.50_224_500/opt4_retrained_dog_graph_mobilenet_0.50_224_500_0.01.pb</text:p>
          </table:table-cell>
          <table:table-cell table:number-columns-repeated="9"/>
          <table:table-cell office:value-type="string" calcext:value-type="string">
            <text:p>01-23 11:21:09.474 16262-16835/org.tensorflow.demo I/tensorflow: ClassifierActivity: Inference time: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21:11.913 16262-16835/org.tensorflow.demo I/tensorflow: ClassifierActivity: Inference time: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2" table:formula="of:=AVERAGE([opt4.J6:.J202])" office:value-type="float" office:value="0.47904647" calcext:value-type="float">
            <text:p>0,47904647</text:p>
          </table:table-cell>
          <table:table-cell table:style-name="ce2" table:formula="of:=COUNTIFS([opt4.J6:.J200];&quot;=0&quot;)" office:value-type="float" office:value="7" calcext:value-type="float">
            <text:p>7</text:p>
          </table:table-cell>
          <table:table-cell table:style-name="ce2" table:formula="of:=AVERAGE([.P1:.P20])" office:value-type="float" office:value="246.8" calcext:value-type="float">
            <text:p>246,8</text:p>
          </table:table-cell>
          <table:table-cell table:number-columns-repeated="2"/>
          <table:table-cell office:value-type="string" calcext:value-type="string">
            <text:p>01-23 11:21:14.569 16262-16835/org.tensorflow.demo I/tensorflow: ClassifierActivity: Inference time: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21:17.228 16262-16835/org.tensorflow.demo I/tensorflow: ClassifierActivity: Inference time: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3s</text:p>
          </table:table-cell>
          <table:table-cell table:number-columns-repeated="10"/>
          <table:table-cell office:value-type="string" calcext:value-type="string">
            <text:p>01-23 11:21:19.726 16262-16835/org.tensorflow.demo I/tensorflow: ClassifierActivity: Inference time: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21:22.277 16262-16835/org.tensorflow.demo I/tensorflow: ClassifierActivity: Inference time: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inter</text:p>
          </table:table-cell>
          <table:table-cell office:value-type="float" office:value="0.18343695" calcext:value-type="float">
            <text:p>0,18343695</text:p>
          </table:table-cell>
          <table:table-cell office:value-type="float" office:value="0.63840836" calcext:value-type="float">
            <text:p>0,63840836</text:p>
          </table:table-cell>
          <table:table-cell table:number-columns-repeated="5"/>
          <table:table-cell table:formula="of:=IF([opt4.B8]=&quot;great&quot;;IF([opt4.C8]=&quot;dane&quot;;[opt4.D8];0)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1:21:24.935 16262-16835/org.tensorflow.demo I/tensorflow: ClassifierActivity: Inference time: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oxer</text:p>
          </table:table-cell>
          <table:table-cell office:value-type="float" office:value="0.16236508" calcext:value-type="float">
            <text:p>0,16236508</text:p>
          </table:table-cell>
          <table:table-cell table:number-columns-repeated="11"/>
          <table:table-cell office:value-type="string" calcext:value-type="string">
            <text:p>01-23 11:21:27.593 16262-16835/org.tensorflow.demo I/tensorflow: ClassifierActivity: Inference time: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orthaired</text:p>
          </table:table-cell>
          <table:table-cell office:value-type="string" calcext:value-type="string">
            <text:p>pointer</text:p>
          </table:table-cell>
          <table:table-cell office:value-type="float" office:value="0.08548812" calcext:value-type="float">
            <text:p>0,08548812</text:p>
          </table:table-cell>
          <table:table-cell table:number-columns-repeated="9"/>
          <table:table-cell office:value-type="string" calcext:value-type="string">
            <text:p>01-23 11:21:30.127 16262-16835/org.tensorflow.demo I/tensorflow: ClassifierActivity: Inference time: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hesapeake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retriever</text:p>
          </table:table-cell>
          <table:table-cell office:value-type="float" office:value="0.08305116" calcext:value-type="float">
            <text:p>0,08305116</text:p>
          </table:table-cell>
          <table:table-cell table:number-columns-repeated="9"/>
          <table:table-cell office:value-type="string" calcext:value-type="string">
            <text:p>01-23 11:21:32.552 16262-16835/org.tensorflow.demo I/tensorflow: ClassifierActivity: Inference time: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08219278" calcext:value-type="float">
            <text:p>0,08219278</text:p>
          </table:table-cell>
          <table:table-cell table:number-columns-repeated="10"/>
          <table:table-cell office:value-type="string" calcext:value-type="string">
            <text:p>01-23 11:21:35.050 16262-16835/org.tensorflow.demo I/tensorflow: ClassifierActivity: Inference time: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21:37.289 16262-16835/org.tensorflow.demo I/tensorflow: ClassifierActivity: Inference time: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3"/>
          <table:table-cell office:value-type="string" calcext:value-type="string">
            <text:p>01-23 11:21:39.968 16262-16835/org.tensorflow.demo I/tensorflow: ClassifierActivity: Inference time: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21:42.532 16262-16835/org.tensorflow.demo I/tensorflow: ClassifierActivity: Inference time: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0"/>
          <table:table-cell office:value-type="string" calcext:value-type="string">
            <text:p>01-23 11:21:45.374 16262-16835/org.tensorflow.demo I/tensorflow: ClassifierActivity: Inference time: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21:47.870 16262-16835/org.tensorflow.demo I/tensorflow: ClassifierActivity: Inference time: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25278002" calcext:value-type="float">
            <text:p>0,25278002</text:p>
          </table:table-cell>
          <table:table-cell table:number-columns-repeated="2"/>
          <table:table-cell table:formula="of:=IF([opt4.B18]=&quot;maltese&quot;;[opt4.C18]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1:21:50.311 16262-16835/org.tensorflow.demo I/tensorflow: ClassifierActivity: Inference time: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errier</text:p>
          </table:table-cell>
          <table:table-cell office:value-type="float" office:value="0.19699854" calcext:value-type="float">
            <text:p>0,19699854</text:p>
          </table:table-cell>
          <table:table-cell table:number-columns-repeated="10"/>
          <table:table-cell office:value-type="string" calcext:value-type="string">
            <text:p>01-23 11:21:53.075 16262-16835/org.tensorflow.demo I/tensorflow: ClassifierActivity: Inference time: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terrier</text:p>
          </table:table-cell>
          <table:table-cell office:value-type="float" office:value="0.08589751" calcext:value-type="float">
            <text:p>0,08589751</text:p>
          </table:table-cell>
          <table:table-cell table:number-columns-repeated="10"/>
          <table:table-cell office:value-type="string" calcext:value-type="string">
            <text:p>01-23 11:21:55.732 16262-16835/org.tensorflow.demo I/tensorflow: ClassifierActivity: Inference time: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061482746" calcext:value-type="float">
            <text:p>0,061482746</text:p>
          </table:table-cell>
          <table:table-cell office:value-type="float" office:value="0.04438837" calcext:value-type="float">
            <text:p>0,04438837</text:p>
          </table:table-cell>
          <table:table-cell table:number-columns-repeated="10"/>
          <table:table-cell office:value-type="string" calcext:value-type="string">
            <text:p>01-23 11:21:58.454 16262-16835/org.tensorflow.demo I/tensorflow: ClassifierActivity: Inference time: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shar</text:p>
          </table:table-cell>
          <table:table-cell office:value-type="string" calcext:value-type="string">
            <text:p>pei</text:p>
          </table:table-cell>
          <table:table-cell office:value-type="float" office:value="0.047431707" calcext:value-type="float">
            <text:p>0,047431707</text:p>
          </table:table-cell>
          <table:table-cell table:number-columns-repeated="9"/>
          <table:table-cell office:value-type="string" calcext:value-type="string">
            <text:p>01-23 11:07:07.547 9449-9824/org.tensorflow.demo I/tensorflow: ClassifierActivity: Inference time: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47525024" calcext:value-type="float">
            <text:p>0,47525024</text:p>
          </table:table-cell>
          <table:table-cell table:number-columns-repeated="5"/>
          <table:table-cell table:formula="of:=IF([opt4.B28]=&quot;border&quot;;IF([opt4.C28]=&quot;collie&quot;;[opt4.D28];0);0)" office:value-type="float" office:value="0.47525024" calcext:value-type="float">
            <text:p>0,47525024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18689166" calcext:value-type="float">
            <text:p>0,18689166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64376056" calcext:value-type="float">
            <text:p>0,064376056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51551923" calcext:value-type="float">
            <text:p>0,051551923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047575224" calcext:value-type="float">
            <text:p>0,047575224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4226203" calcext:value-type="float">
            <text:p>0,0014226203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ewfoundland</text:p>
          </table:table-cell>
          <table:table-cell office:value-type="float" office:value="0.2254775" calcext:value-type="float">
            <text:p>0,2254775</text:p>
          </table:table-cell>
          <table:table-cell office:value-type="string" calcext:value-type="string">
            <text:p>dog</text:p>
          </table:table-cell>
          <table:table-cell office:value-type="float" office:value="0.41271675" calcext:value-type="float">
            <text:p>0,41271675</text:p>
          </table:table-cell>
          <table:table-cell office:value-type="float" office:value="0.5002785" calcext:value-type="float">
            <text:p>0,5002785</text:p>
          </table:table-cell>
          <table:table-cell table:number-columns-repeated="3"/>
          <table:table-cell table:formula="of:=IF([opt4.B38]=&quot;greater&quot;;IF([opt4.C38]=&quot;swiss&quot;;IF([opt4.D38]=&quot;mountain&quot;;IF([opt4.E38]=&quot;dog&quot;;[opt4.F38];0)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retriever</text:p>
          </table:table-cell>
          <table:table-cell office:value-type="float" office:value="0.16018976" calcext:value-type="float">
            <text:p>0,16018976</text:p>
          </table:table-cell>
          <table:table-cell office:value-type="float" office:value="0.39273652" calcext:value-type="float">
            <text:p>0,39273652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valier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spaniel</text:p>
          </table:table-cell>
          <table:table-cell office:value-type="float" office:value="0.05811715" calcext:value-type="float">
            <text:p>0,0581171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askan</text:p>
          </table:table-cell>
          <table:table-cell office:value-type="string" calcext:value-type="string">
            <text:p>malamute</text:p>
          </table:table-cell>
          <table:table-cell office:value-type="float" office:value="0.056438655" calcext:value-type="float">
            <text:p>0,056438655</text:p>
          </table:table-cell>
          <table:table-cell table:number-columns-repeated="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setter</text:p>
          </table:table-cell>
          <table:table-cell office:value-type="float" office:value="0.052215077" calcext:value-type="float">
            <text:p>0,052215077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8844044" calcext:value-type="float">
            <text:p>0,8844044</text:p>
          </table:table-cell>
          <table:table-cell table:number-columns-repeated="5"/>
          <table:table-cell table:formula="of:=IF([opt4.B48]=&quot;bedlington&quot;;IF([opt4.C48]=&quot;terrier&quot;;[opt4.D48];0);0)" office:value-type="float" office:value="0.8844044" calcext:value-type="float">
            <text:p>0,8844044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2510753" calcext:value-type="float">
            <text:p>0,02510753</text:p>
          </table:table-cell>
          <table:table-cell office:value-type="float" office:value="0.0068224934" calcext:value-type="float">
            <text:p>0,0068224934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21963064" calcext:value-type="float">
            <text:p>0,021963064</text:p>
          </table:table-cell>
          <table:table-cell office:value-type="string" calcext:value-type="string">
            <text:p>terrier</text:p>
          </table:table-cell>
          <table:table-cell office:value-type="float" office:value="0.0038228077" calcext:value-type="float">
            <text:p>0,0038228077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15786937" calcext:value-type="float">
            <text:p>0,015786937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ichon</text:p>
          </table:table-cell>
          <table:table-cell office:value-type="string" calcext:value-type="string">
            <text:p>frise</text:p>
          </table:table-cell>
          <table:table-cell office:value-type="float" office:value="0.015563365" calcext:value-type="float">
            <text:p>0,01556336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99746275" calcext:value-type="float">
            <text:p>0,99746275</text:p>
          </table:table-cell>
          <table:table-cell table:number-columns-repeated="6"/>
          <table:table-cell table:formula="of:=IF([opt4.B58]=&quot;akita&quot;;[opt4.C58];0)" office:value-type="float" office:value="0.99746275" calcext:value-type="float">
            <text:p>0,99746275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11705192" calcext:value-type="float">
            <text:p>0,0011705192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0034286323" calcext:value-type="float">
            <text:p>0,0003428632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0031381095" calcext:value-type="float">
            <text:p>0,000313811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016648088" calcext:value-type="float">
            <text:p>0,0001664809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9204536" calcext:value-type="float">
            <text:p>0,9204536</text:p>
          </table:table-cell>
          <table:table-cell table:number-columns-repeated="6"/>
          <table:table-cell table:formula="of:=IF([opt4.B68]=&quot;chihuahua&quot;;[opt4.C68];0)" office:value-type="float" office:value="0.9204536" calcext:value-type="float">
            <text:p>0,9204536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2922262" calcext:value-type="float">
            <text:p>0,02922262</text:p>
          </table:table-cell>
          <table:table-cell office:value-type="float" office:value="0.00078043394" calcext:value-type="float">
            <text:p>0,0007804339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rested</text:p>
          </table:table-cell>
          <table:table-cell office:value-type="float" office:value="0.018957091" calcext:value-type="float">
            <text:p>0,018957091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bulldog</text:p>
          </table:table-cell>
          <table:table-cell office:value-type="float" office:value="0.013244081" calcext:value-type="float">
            <text:p>0,013244081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73081083" calcext:value-type="float">
            <text:p>0,007308108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42329258" calcext:value-type="float">
            <text:p>0,42329258</text:p>
          </table:table-cell>
          <table:table-cell table:number-columns-repeated="4"/>
          <table:table-cell table:formula="of:=IF([opt4.B78]=&quot;pembroke&quot;;IF([opt4.C78]=&quot;welsh&quot;;IF([opt4.D78]=&quot;corgi&quot;;[opt4.E78];0);0);0)" office:value-type="float" office:value="0.42329258" calcext:value-type="float">
            <text:p>0,42329258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40829656" calcext:value-type="float">
            <text:p>0,40829656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58150385" calcext:value-type="float">
            <text:p>0,058150385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33293046" calcext:value-type="float">
            <text:p>0,033293046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27354373" calcext:value-type="float">
            <text:p>0,027354373</text:p>
          </table:table-cell>
          <table:table-cell office:value-type="float" office:value="0.060073104" calcext:value-type="float">
            <text:p>0,06007310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4942014" calcext:value-type="float">
            <text:p>0,4942014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opt4.B88]=&quot;canaan&quot;;IF([opt4.C88]=&quot;dog&quot;;[opt4.D88];0);0)" office:value-type="float" office:value="0.4942014" calcext:value-type="float">
            <text:p>0,4942014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terrier</text:p>
          </table:table-cell>
          <table:table-cell office:value-type="float" office:value="0.17018563" calcext:value-type="float">
            <text:p>0,17018563</text:p>
          </table:table-cell>
          <table:table-cell office:value-type="string" calcext:value-type="string">
            <text:p>0.39514622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86806625" calcext:value-type="float">
            <text:p>0,086806625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51196937" calcext:value-type="float">
            <text:p>0,05119693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uvasz</text:p>
          </table:table-cell>
          <table:table-cell office:value-type="float" office:value="0.048856534" calcext:value-type="float">
            <text:p>0,048856534</text:p>
          </table:table-cell>
          <table:table-cell office:value-type="string" calcext:value-type="string">
            <text:p>dog</text:p>
          </table:table-cell>
          <table:table-cell office:value-type="float" office:value="0.0099202925" calcext:value-type="float">
            <text:p>0,009920292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79454625" calcext:value-type="float">
            <text:p>0,79454625</text:p>
          </table:table-cell>
          <table:table-cell table:number-columns-repeated="4"/>
          <table:table-cell table:formula="of:=IF([opt4.B98]=&quot;cardigan&quot;;IF([opt4.C98]=&quot;welsh&quot;;IF([opt4.D98]=&quot;corgi&quot;;[opt4.E98];0);0);0)" office:value-type="float" office:value="0.79454625" calcext:value-type="float">
            <text:p>0,79454625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19104113" calcext:value-type="float">
            <text:p>0,19104113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71959957" calcext:value-type="float">
            <text:p>0,0071959957</text:p>
          </table:table-cell>
          <table:table-cell office:value-type="float" office:value="0.0074080606" calcext:value-type="float">
            <text:p>0,0074080606</text:p>
          </table:table-cell>
          <table:table-cell office:value-type="string" calcext:value-type="string">
            <text:p>0.0084824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0019833331" calcext:value-type="float">
            <text:p>0,0019833331</text:p>
          </table:table-cell>
          <table:table-cell office:value-type="string" calcext:value-type="string">
            <text:p>terrier</text:p>
          </table:table-cell>
          <table:table-cell office:value-type="string" calcext:value-type="string">
            <text:p>0.008027147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010219659" calcext:value-type="float">
            <text:p>0,0010219659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8629031" calcext:value-type="float">
            <text:p>0,8629031</text:p>
          </table:table-cell>
          <table:table-cell table:number-columns-repeated="6"/>
          <table:table-cell table:formula="of:=IF([opt4.B108]=&quot;basenji&quot;;[opt4.C108];0)" office:value-type="float" office:value="0.8629031" calcext:value-type="float">
            <text:p>0,862903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foxhound</text:p>
          </table:table-cell>
          <table:table-cell office:value-type="float" office:value="0.023034647" calcext:value-type="float">
            <text:p>0,023034647</text:p>
          </table:table-cell>
          <table:table-cell office:value-type="float" office:value="0.008479887" calcext:value-type="float">
            <text:p>0,008479887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15164871" calcext:value-type="float">
            <text:p>0,015164871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11921209" calcext:value-type="float">
            <text:p>0,011921209</text:p>
          </table:table-cell>
          <table:table-cell office:value-type="float" office:value="0.005287369" calcext:value-type="float">
            <text:p>0,005287369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11185698" calcext:value-type="float">
            <text:p>0,011185698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303363" calcext:value-type="float">
            <text:p>0,303363</text:p>
          </table:table-cell>
          <table:table-cell table:number-columns-repeated="5"/>
          <table:table-cell table:formula="of:=IF([opt4.B118]=&quot;havanese&quot;;[opt4.C118]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19851175" calcext:value-type="float">
            <text:p>0,19851175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18401757" calcext:value-type="float">
            <text:p>0,18401757</text:p>
          </table:table-cell>
          <table:table-cell office:value-type="float" office:value="0.1692538" calcext:value-type="float">
            <text:p>0,1692538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1765674" calcext:value-type="float">
            <text:p>0,1765674</text:p>
          </table:table-cell>
          <table:table-cell office:value-type="float" office:value="0.12034563" calcext:value-type="float">
            <text:p>0,12034563</text:p>
          </table:table-cell>
          <table:table-cell table:number-columns-repeated="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heepdog</text:p>
          </table:table-cell>
          <table:table-cell office:value-type="float" office:value="0.025392653" calcext:value-type="float">
            <text:p>0,025392653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35081348" calcext:value-type="float">
            <text:p>0,35081348</text:p>
          </table:table-cell>
          <table:table-cell table:number-columns-repeated="5"/>
          <table:table-cell table:formula="of:=IF([opt4.B128]=&quot;norwegian&quot;;IF([opt4.C128]=&quot;lundehund&quot;;[opt4.D128];0);0)" office:value-type="float" office:value="0.35081348" calcext:value-type="float">
            <text:p>0,35081348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greyhound</text:p>
          </table:table-cell>
          <table:table-cell office:value-type="float" office:value="0.33049762" calcext:value-type="float">
            <text:p>0,33049762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09777367" calcext:value-type="float">
            <text:p>0,09777367</text:p>
          </table:table-cell>
          <table:table-cell office:value-type="float" office:value="0.1754099" calcext:value-type="float">
            <text:p>0,1754099</text:p>
          </table:table-cell>
          <table:table-cell office:value-type="string" calcext:value-type="string">
            <text:p>0.08464501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43253817" calcext:value-type="float">
            <text:p>0,043253817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038419705" calcext:value-type="float">
            <text:p>0,03841970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wolfhound</text:p>
          </table:table-cell>
          <table:table-cell office:value-type="float" office:value="0.118633054" calcext:value-type="float">
            <text:p>0,118633054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opt4.B138]=&quot;miniature&quot;;IF([opt4.C138]=&quot;schnauzer&quot;;[opt4.D13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9512886" calcext:value-type="float">
            <text:p>0,0951288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7457086" calcext:value-type="float">
            <text:p>0,07457086</text:p>
          </table:table-cell>
          <table:table-cell office:value-type="float" office:value="0.075343095" calcext:value-type="float">
            <text:p>0,075343095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6994206" calcext:value-type="float">
            <text:p>0,06994206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aniel</text:p>
          </table:table-cell>
          <table:table-cell office:value-type="float" office:value="0.06476122" calcext:value-type="float">
            <text:p>0,06476122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5666359" calcext:value-type="float">
            <text:p>0,5666359</text:p>
          </table:table-cell>
          <table:table-cell office:value-type="float" office:value="0.76900756" calcext:value-type="float">
            <text:p>0,76900756</text:p>
          </table:table-cell>
          <table:table-cell table:number-columns-repeated="4"/>
          <table:table-cell table:formula="of:=IF([opt4.B148]=&quot;english&quot;;IF([opt4.C148]=&quot;springer&quot;;IF([opt4.D148]=&quot;spaniel&quot;;[opt4.E14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19898361" calcext:value-type="float">
            <text:p>0,19898361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04136119" calcext:value-type="float">
            <text:p>0,0413611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30775236" calcext:value-type="float">
            <text:p>0,030775236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38393997" calcext:value-type="float">
            <text:p>0,038393997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03252244" calcext:value-type="float">
            <text:p>0,03252244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7182395" calcext:value-type="float">
            <text:p>0,7182395</text:p>
          </table:table-cell>
          <table:table-cell table:number-columns-repeated="5"/>
          <table:table-cell table:formula="of:=IF([opt4.B158]=&quot;afghan&quot;;IF([opt4.C158]=&quot;hound&quot;;[opt4.D158];0);0)" office:value-type="float" office:value="0.7182395" calcext:value-type="float">
            <text:p>0,7182395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wolfhound</text:p>
          </table:table-cell>
          <table:table-cell office:value-type="float" office:value="0.055506643" calcext:value-type="float">
            <text:p>0,055506643</text:p>
          </table:table-cell>
          <table:table-cell table:number-columns-repeated="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3809695" calcext:value-type="float">
            <text:p>0,03809695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29201323" calcext:value-type="float">
            <text:p>0,029201323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23828879" calcext:value-type="float">
            <text:p>0,023828879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7342825" calcext:value-type="float">
            <text:p>0,7342825</text:p>
          </table:table-cell>
          <table:table-cell table:number-columns-repeated="6"/>
          <table:table-cell table:formula="of:=IF([opt4.B168]=&quot;affenpinscher&quot;;[opt4.C168];0)" office:value-type="float" office:value="0.7342825" calcext:value-type="float">
            <text:p>0,7342825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7829523" calcext:value-type="float">
            <text:p>0,07829523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52368715" calcext:value-type="float">
            <text:p>0,052368715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040526282" calcext:value-type="float">
            <text:p>0,040526282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iard</text:p>
          </table:table-cell>
          <table:table-cell office:value-type="float" office:value="0.02336307" calcext:value-type="float">
            <text:p>0,02336307</text:p>
          </table:table-cell>
          <table:table-cell office:value-type="float" office:value="0.00076748076" calcext:value-type="float">
            <text:p>0,000767480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0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942983" calcext:value-type="float">
            <text:p>0,9942983</text:p>
          </table:table-cell>
          <table:table-cell table:number-columns-repeated="6"/>
          <table:table-cell table:formula="of:=IF([opt4.B178]=&quot;pomeranian&quot;;[opt4.C178];0)" office:value-type="float" office:value="0.9942983" calcext:value-type="float">
            <text:p>0,9942983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5817517" calcext:value-type="float">
            <text:p>0,0015817517</text:p>
          </table:table-cell>
          <table:table-cell office:value-type="float" office:value="0.011881324" calcext:value-type="float">
            <text:p>0,011881324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kingese</text:p>
          </table:table-cell>
          <table:table-cell office:value-type="float" office:value="0.00086009584" calcext:value-type="float">
            <text:p>0,0008600958</text:p>
          </table:table-cell>
          <table:table-cell office:value-type="float" office:value="0.0032292446" calcext:value-type="float">
            <text:p>0,0032292446</text:p>
          </table:table-cell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chow</text:p>
          </table:table-cell>
          <table:table-cell office:value-type="float" office:value="0.0005430395" calcext:value-type="float">
            <text:p>0,0005430395</text:p>
          </table:table-cell>
          <table:table-cell table:number-columns-repeated="1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yorkshire</text:p>
          </table:table-cell>
          <table:table-cell office:value-type="string" calcext:value-type="string">
            <text:p>terrier</text:p>
          </table:table-cell>
          <table:table-cell office:value-type="float" office:value="0.0005235235" calcext:value-type="float">
            <text:p>0,000523523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34949523" calcext:value-type="float">
            <text:p>0,34949523</text:p>
          </table:table-cell>
          <table:table-cell table:number-columns-repeated="4"/>
          <table:table-cell table:formula="of:=IF([opt4.B188]=&quot;german&quot;;IF([opt4.C188]=&quot;shepherd&quot;;IF([opt4.D188]=&quot;dog&quot;;[opt4.E18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10042599" calcext:value-type="float">
            <text:p>0,10042599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pinscher</text:p>
          </table:table-cell>
          <table:table-cell office:value-type="float" office:value="0.053125218" calcext:value-type="float">
            <text:p>0,053125218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498076" calcext:value-type="float">
            <text:p>0,0498076</text:p>
          </table:table-cell>
          <table:table-cell office:value-type="float" office:value="0.013660713" calcext:value-type="float">
            <text:p>0,013660713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terrier</text:p>
          </table:table-cell>
          <table:table-cell office:value-type="float" office:value="0.031287957" calcext:value-type="float">
            <text:p>0,031287957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41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307813" calcext:value-type="float">
            <text:p>0,9307813</text:p>
          </table:table-cell>
          <table:table-cell table:number-columns-repeated="5"/>
          <table:table-cell table:formula="of:=IF([opt4.B198]=&quot;australian&quot;;IF([opt4.C198]=&quot;shepherd&quot;;[opt4.D198];0);0)" office:value-type="float" office:value="0.9307813" calcext:value-type="float">
            <text:p>0,930781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3061321" calcext:value-type="float">
            <text:p>0,03061321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15422221" calcext:value-type="float">
            <text:p>0,015422221</text:p>
          </table:table-cell>
          <table:table-cell office:value-type="float" office:value="0.0067498493" calcext:value-type="float">
            <text:p>0,0067498493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074026547" calcext:value-type="float">
            <text:p>0,0074026547</text:p>
          </table:table-cell>
          <table:table-cell office:value-type="string" calcext:value-type="string">
            <text:p>retriever</text:p>
          </table:table-cell>
          <table:table-cell office:value-type="float" office:value="0.004221308" calcext:value-type="float">
            <text:p>0,004221308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mastiff</text:p>
          </table:table-cell>
          <table:table-cell office:value-type="float" office:value="0.0056066415" calcext:value-type="float">
            <text:p>0,0056066415</text:p>
          </table:table-cell>
          <table:table-cell table:number-columns-repeated="13"/>
        </table:table-row>
      </table:table>
      <table:table table:name="result" table:style-name="ta1">
        <table:table-column table:style-name="co1" table:default-cell-style-name="Default"/>
        <table:table-column table:style-name="co1" table:number-columns-repeated="3" table:default-cell-style-name="ce2"/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retrained</text:p>
          </table:table-cell>
          <table:table-cell table:formula="of:=[retrained.J4]" office:value-type="float" office:value="0.5107540515" calcext:value-type="float">
            <text:p>0,5107540515</text:p>
          </table:table-cell>
          <table:table-cell table:formula="of:=[retrained.K4]" office:value-type="float" office:value="7" calcext:value-type="float">
            <text:p>7</text:p>
          </table:table-cell>
          <table:table-cell table:formula="of:=[retrained.L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1</text:p>
          </table:table-cell>
          <table:table-cell table:formula="of:=[opt1.J$4]" office:value-type="float" office:value="0.5107540515" calcext:value-type="float">
            <text:p>0,5107540515</text:p>
          </table:table-cell>
          <table:table-cell table:formula="of:=[opt1.K$4]" office:value-type="float" office:value="7" calcext:value-type="float">
            <text:p>7</text:p>
          </table:table-cell>
          <table:table-cell table:formula="of:=[opt1.L$4]" office:value-type="float" office:value="239.55" calcext:value-type="float">
            <text:p>239,55</text:p>
          </table:table-cell>
        </table:table-row>
        <table:table-row table:style-name="ro1">
          <table:table-cell office:value-type="string" calcext:value-type="string">
            <text:p>opt2</text:p>
          </table:table-cell>
          <table:table-cell table:formula="of:=[opt2.J$4]" office:value-type="float" office:value="0.46234557" calcext:value-type="float">
            <text:p>0,46234557</text:p>
          </table:table-cell>
          <table:table-cell table:formula="of:=[opt2.K$4]" office:value-type="float" office:value="8" calcext:value-type="float">
            <text:p>8</text:p>
          </table:table-cell>
          <table:table-cell table:formula="of:=[opt2.L$4]" office:value-type="float" office:value="252.45" calcext:value-type="float">
            <text:p>252,45</text:p>
          </table:table-cell>
        </table:table-row>
        <table:table-row table:style-name="ro1">
          <table:table-cell office:value-type="string" calcext:value-type="string">
            <text:p>opt3</text:p>
          </table:table-cell>
          <table:table-cell table:formula="of:=[opt3.J$4]" office:value-type="float" office:value="0.5107540515" calcext:value-type="float">
            <text:p>0,5107540515</text:p>
          </table:table-cell>
          <table:table-cell table:formula="of:=[opt3.K$4]" office:value-type="float" office:value="7" calcext:value-type="float">
            <text:p>7</text:p>
          </table:table-cell>
          <table:table-cell table:formula="of:=[opt3.L$4]" office:value-type="float" office:value="241.894736842105" calcext:value-type="float">
            <text:p>241,8947368421</text:p>
          </table:table-cell>
        </table:table-row>
        <table:table-row table:style-name="ro1">
          <table:table-cell office:value-type="string" calcext:value-type="string">
            <text:p>opt4</text:p>
          </table:table-cell>
          <table:table-cell table:formula="of:=[opt4.J$4]" office:value-type="float" office:value="0.47904647" calcext:value-type="float">
            <text:p>0,47904647</text:p>
          </table:table-cell>
          <table:table-cell table:formula="of:=[opt4.K$4]" office:value-type="float" office:value="7" calcext:value-type="float">
            <text:p>7</text:p>
          </table:table-cell>
          <table:table-cell table:formula="of:=[opt4.L$4]" office:value-type="float" office:value="246.8" calcext:value-type="float">
            <text:p>246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.00.0000</text:date>, <text:time style:data-style-name="N2" text:time-value="16:25:21.30186887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03:25:24.114117212</meta:creation-date>
    <dc:date>2018-01-23T17:00:54.593115796</dc:date>
    <meta:editing-duration>PT2H26M12S</meta:editing-duration>
    <meta:editing-cycles>25</meta:editing-cycles>
    <meta:generator>LibreOffice/5.1.6.2$Linux_X86_64 LibreOffice_project/10m0$Build-2</meta:generator>
    <meta:document-statistic meta:table-count="6" meta:cell-count="3197" meta:object-count="0"/>
  </office:meta>
</office:document-meta>
</file>